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E0000018EA770950B.png"/>
  <manifest:file-entry manifest:media-type="image/png" manifest:full-path="Pictures/100000000000026F00000122F2AE4195.png"/>
  <manifest:file-entry manifest:media-type="image/png" manifest:full-path="Pictures/10000000000002000000012547F43FAC.png"/>
  <manifest:file-entry manifest:media-type="image/png" manifest:full-path="Pictures/10000000000000D70000007BF4061488.png"/>
  <manifest:file-entry manifest:media-type="image/png" manifest:full-path="Pictures/1000000000000306000000B56220A172.png"/>
  <manifest:file-entry manifest:media-type="image/png" manifest:full-path="Pictures/10000000000001A70000010C3CC407A6.png"/>
  <manifest:file-entry manifest:media-type="image/png" manifest:full-path="Pictures/10000000000000FB000000FD06F95D3E.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7D000000AFA8BED672.png"/>
  <manifest:file-entry manifest:media-type="image/png" manifest:full-path="Pictures/10000201000002430000012C136250B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D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19"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0" style:family="paragraph" style:parent-style-name="Texte_20_Fylab">
      <style:paragraph-properties fo:margin-left="0.958cm" fo:margin-right="0cm" fo:text-indent="0cm" style:auto-text-indent="false"/>
    </style:style>
    <style:style style:name="P21" style:family="paragraph" style:parent-style-name="Texte_20_Fylab">
      <style:paragraph-properties fo:margin-left="0.993cm" fo:margin-right="0cm" fo:text-align="start" style:justify-single-word="false" fo:text-indent="0cm" style:auto-text-indent="false"/>
    </style:style>
    <style:style style:name="P22" style:family="paragraph" style:parent-style-name="Texte_20_Fylab">
      <style:paragraph-properties fo:margin-left="0.975cm" fo:margin-right="0cm" fo:text-indent="0cm" style:auto-text-indent="false"/>
    </style:style>
    <style:style style:name="P23"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4" style:family="paragraph" style:parent-style-name="Code">
      <style:text-properties fo:font-size="10pt" style:font-size-asian="10pt" style:font-size-complex="10pt"/>
    </style:style>
    <style:style style:name="P25" style:family="paragraph" style:parent-style-name="Code">
      <style:text-properties fo:font-size="7pt" style:font-size-asian="7pt" style:font-size-complex="7pt"/>
    </style:style>
    <style:style style:name="P26" style:family="paragraph" style:parent-style-name="Code">
      <style:text-properties fo:font-size="6pt" style:font-size-asian="6pt" style:font-size-complex="6pt"/>
    </style:style>
    <style:style style:name="P27" style:family="paragraph" style:parent-style-name="Code">
      <style:text-properties fo:color="#008000" fo:font-size="7pt" style:font-size-asian="7pt" style:font-size-complex="7pt"/>
    </style:style>
    <style:style style:name="P28" style:family="paragraph" style:parent-style-name="Code">
      <style:text-properties fo:color="#008000" fo:font-size="9pt" style:font-size-asian="9pt" style:font-size-complex="9pt"/>
    </style:style>
    <style:style style:name="P29" style:family="paragraph" style:parent-style-name="Code">
      <style:text-properties fo:color="#000000" fo:font-size="7pt" style:font-size-asian="7pt" style:font-size-complex="7pt"/>
    </style:style>
    <style:style style:name="P30" style:family="paragraph" style:parent-style-name="Code">
      <style:text-properties fo:font-size="9pt" style:font-size-asian="9pt" style:font-size-complex="9pt"/>
    </style:style>
    <style:style style:name="P31" style:family="paragraph" style:parent-style-name="Code">
      <style:text-properties fo:font-size="8pt" style:font-size-asian="8pt" style:font-size-complex="8pt"/>
    </style:style>
    <style:style style:name="P32" style:family="paragraph" style:parent-style-name="Code">
      <style:text-properties fo:color="#ff0000" fo:font-size="8pt" style:font-size-asian="8pt" style:font-size-complex="8pt"/>
    </style:style>
    <style:style style:name="P33" style:family="paragraph" style:parent-style-name="Code">
      <style:text-properties fo:color="#ff0000" fo:font-size="7pt" style:font-size-asian="7pt" style:font-size-complex="7pt"/>
    </style:style>
    <style:style style:name="P34" style:family="paragraph" style:parent-style-name="Code">
      <style:text-properties fo:color="#00ae00" fo:font-size="7pt" style:font-size-asian="7pt" style:font-size-complex="7pt"/>
    </style:style>
    <style:style style:name="P35" style:family="paragraph" style:parent-style-name="Code">
      <style:text-properties fo:color="#00ae00" fo:font-size="9pt" style:font-size-asian="9pt" style:font-size-complex="9pt"/>
    </style:style>
    <style:style style:name="P36" style:family="paragraph" style:parent-style-name="Code">
      <style:text-properties fo:color="#00ae00" fo:font-size="10pt" style:font-size-asian="10pt" style:font-size-complex="10pt"/>
    </style:style>
    <style:style style:name="P37" style:family="paragraph" style:parent-style-name="Code">
      <style:paragraph-properties fo:margin-left="0cm" fo:margin-right="0cm" fo:text-indent="0cm" style:auto-text-indent="false"/>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de" style:list-style-name="L2"/>
    <style:style style:name="P43" style:family="paragraph" style:parent-style-name="Code" style:list-style-name="L3"/>
    <style:style style:name="P44" style:family="paragraph" style:parent-style-name="Code" style:list-style-name="L4"/>
    <style:style style:name="P45" style:family="paragraph" style:parent-style-name="Code">
      <style:text-properties fo:font-size="7pt" style:font-size-asian="7pt" style:font-size-complex="7pt"/>
    </style:style>
    <style:style style:name="P46" style:family="paragraph" style:parent-style-name="Code">
      <style:text-properties fo:color="#008000" fo:font-size="7pt" style:font-size-asian="7pt" style:font-size-complex="7pt"/>
    </style:style>
    <style:style style:name="P47" style:family="paragraph" style:parent-style-name="Titre_20_F2" style:list-style-name=""/>
    <style:style style:name="P48" style:family="paragraph" style:parent-style-name="Titre_20_F2">
      <style:paragraph-properties fo:break-before="page"/>
    </style:style>
    <style:style style:name="P49" style:family="paragraph" style:parent-style-name="Titre_20_F1">
      <style:paragraph-properties fo:break-before="page"/>
    </style:style>
    <style:style style:name="P50" style:family="paragraph" style:parent-style-name="Texte_20_Fylab" style:list-style-name=""/>
    <style:style style:name="P51" style:family="paragraph" style:parent-style-name="Texte_20_Fylab" style:list-style-name="L1"/>
    <style:style style:name="P52" style:family="paragraph" style:parent-style-name="Texte_20_Fylab" style:list-style-name="L5">
      <style:text-properties fo:font-weight="normal" style:font-weight-asian="normal" style:font-weight-complex="normal"/>
    </style:style>
    <style:style style:name="P53" style:family="paragraph" style:parent-style-name="Texte_20_Fylab" style:list-style-name="L6"/>
    <style:style style:name="P54" style:family="paragraph" style:parent-style-name="Texte_20_Fylab" style:list-style-name="L7"/>
    <style:style style:name="P55" style:family="paragraph" style:parent-style-name="Texte_20_Fylab" style:list-style-name="L8"/>
    <style:style style:name="P56" style:family="paragraph" style:parent-style-name="Texte_20_Fylab" style:list-style-name="L9"/>
    <style:style style:name="P57" style:family="paragraph" style:parent-style-name="Texte_20_Fylab" style:list-style-name="L10"/>
    <style:style style:name="P58" style:family="paragraph" style:parent-style-name="Texte_20_Fylab" style:list-style-name="L11"/>
    <style:style style:name="P59" style:family="paragraph" style:parent-style-name="Texte_20_Fylab" style:list-style-name="L12"/>
    <style:style style:name="P60" style:family="paragraph" style:parent-style-name="Texte_20_Fylab" style:list-style-name="L13"/>
    <style:style style:name="P61" style:family="paragraph" style:parent-style-name="Texte_20_Fylab" style:list-style-name="L14"/>
    <style:style style:name="P62"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3"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4" style:family="paragraph" style:parent-style-name="Texte_20_Fylab" style:list-style-name="L16"/>
    <style:style style:name="P65" style:family="paragraph" style:parent-style-name="Texte_20_Fylab">
      <style:text-properties fo:color="#000000"/>
    </style:style>
    <style:style style:name="P66" style:family="paragraph" style:parent-style-name="Texte_20_Fylab" style:list-style-name="L17"/>
    <style:style style:name="P67" style:family="paragraph" style:parent-style-name="Texte_20_Fylab" style:list-style-name="L18"/>
    <style:style style:name="P68" style:family="paragraph" style:parent-style-name="Texte_20_Fylab" style:list-style-name="L19"/>
    <style:style style:name="P69" style:family="paragraph" style:parent-style-name="Texte_20_Fylab" style:list-style-name="L20"/>
    <style:style style:name="P70" style:family="paragraph" style:parent-style-name="Texte_20_Fylab" style:list-style-name="L21"/>
    <style:style style:name="P71" style:family="paragraph" style:parent-style-name="Garde_20_Fylab" style:master-page-name="First_20_Page">
      <style:paragraph-properties style:page-number="auto"/>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ae00"/>
    </style:style>
    <style:style style:name="T13" style:family="text">
      <style:text-properties fo:color="#ff3333"/>
    </style:style>
    <style:style style:name="T14"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8"/>
      <text:p text:style-name="P18"/>
      <text:p text:style-name="P18"/>
      <text:p text:style-name="P18"/>
      <text:p text:style-name="P18"/>
      <text:p text:style-name="P18"/>
      <text:p text:style-name="P18">TICETIME </text:p>
      <text:p text:style-name="P19">S.A.R.L au capital de 3000 Euros – 529592461 RCS Toulouse</text:p>
      <text:p text:style-name="P18">Siège social : Immeuble Stratège <text:s/>Bâtiment A, 31670 Labège</text:p>
      <text:p text:style-name="P18">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10" office:value-type="string">
            <text:p text:style-name="Texte_20_Fylab">0.1</text:p>
          </table:table-cell>
          <table:table-cell table:style-name="Table2.B10" office:value-type="string">
            <text:p text:style-name="Texte_20_Fylab">18/03/11</text:p>
          </table:table-cell>
          <table:table-cell table:style-name="Table2.C10" office:value-type="string">
            <text:p text:style-name="Texte_20_Fylab">Fsil</text:p>
          </table:table-cell>
          <table:table-cell table:style-name="Table2.D10" office:value-type="string">
            <text:p text:style-name="Texte_20_Fylab">Création</text:p>
          </table:table-cell>
        </table:table-row>
        <table:table-row>
          <table:table-cell table:style-name="Table2.A10" office:value-type="string">
            <text:p text:style-name="Texte_20_Fylab">0.2</text:p>
          </table:table-cell>
          <table:table-cell table:style-name="Table2.B10" office:value-type="string">
            <text:p text:style-name="Texte_20_Fylab">29/01/12</text:p>
          </table:table-cell>
          <table:table-cell table:style-name="Table2.C10" office:value-type="string">
            <text:p text:style-name="Texte_20_Fylab">Fsil</text:p>
          </table:table-cell>
          <table:table-cell table:style-name="Table2.D10" office:value-type="string">
            <text:p text:style-name="Texte_20_Fylab">Description de l'intégration dans l'environnement Lilie (Paragraphe 3.3, 4.4 et 4.5)</text:p>
          </table:table-cell>
        </table:table-row>
        <table:table-row>
          <table:table-cell table:style-name="Table2.A10" office:value-type="string">
            <text:p text:style-name="Texte_20_Fylab">0.3</text:p>
          </table:table-cell>
          <table:table-cell table:style-name="Table2.B10" office:value-type="string">
            <text:p text:style-name="Texte_20_Fylab">31/01/12</text:p>
          </table:table-cell>
          <table:table-cell table:style-name="Table2.C10" office:value-type="string">
            <text:p text:style-name="Texte_20_Fylab">Fsil</text:p>
          </table:table-cell>
          <table:table-cell table:style-name="Table2.D10" office:value-type="string">
            <text:p text:style-name="Texte_20_Fylab">Ajout du fichier de configuration externalisé type (paragraphe 7)</text:p>
          </table:table-cell>
        </table:table-row>
        <table:table-row>
          <table:table-cell table:style-name="Table2.A10" office:value-type="string">
            <text:p text:style-name="Texte_20_Fylab">0.4</text:p>
          </table:table-cell>
          <table:table-cell table:style-name="Table2.B10" office:value-type="string">
            <text:p text:style-name="Texte_20_Fylab">24/03/12</text:p>
          </table:table-cell>
          <table:table-cell table:style-name="Table2.C10" office:value-type="string">
            <text:p text:style-name="Texte_20_Fylab">Fsil</text:p>
          </table:table-cell>
          <table:table-cell table:style-name="Table2.D10" office:value-type="string">
            <text:p text:style-name="Texte_20_Fylab">Ajout configuration accès documentation ; ajout d'un paragraphe sur l'environnement Lilie sans CAS.</text:p>
          </table:table-cell>
        </table:table-row>
        <table:table-row>
          <table:table-cell table:style-name="Table2.A10" office:value-type="string">
            <text:p text:style-name="Texte_20_Fylab">0.5</text:p>
          </table:table-cell>
          <table:table-cell table:style-name="Table2.B10" office:value-type="string">
            <text:p text:style-name="Texte_20_Fylab">18/04/12</text:p>
          </table:table-cell>
          <table:table-cell table:style-name="Table2.C10" office:value-type="string">
            <text:p text:style-name="Texte_20_Fylab">Fsil</text:p>
          </table:table-cell>
          <table:table-cell table:style-name="Table2.D10"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10" office:value-type="string">
            <text:p text:style-name="Texte_20_Fylab">2.0.0-RC1</text:p>
          </table:table-cell>
          <table:table-cell table:style-name="Table2.B10" office:value-type="string">
            <text:p text:style-name="Texte_20_Fylab">02/05/12</text:p>
          </table:table-cell>
          <table:table-cell table:style-name="Table2.C10" office:value-type="string">
            <text:p text:style-name="Texte_20_Fylab">Fsil</text:p>
          </table:table-cell>
          <table:table-cell table:style-name="Table2.D10" office:value-type="string">
            <text:p text:style-name="Texte_20_Fylab">Ajout des chapitres 5 (gestion des items) et 6 (autres points techniques clés).</text:p>
          </table:table-cell>
        </table:table-row>
        <table:table-row>
          <table:table-cell table:style-name="Table2.A10" office:value-type="string">
            <text:p text:style-name="Texte_20_Fylab">2.0.1-B1</text:p>
          </table:table-cell>
          <table:table-cell table:style-name="Table2.B10" office:value-type="string">
            <text:p text:style-name="Texte_20_Fylab">05/06/12</text:p>
          </table:table-cell>
          <table:table-cell table:style-name="Table2.C10" office:value-type="string">
            <text:p text:style-name="Texte_20_Fylab">Fsil</text:p>
          </table:table-cell>
          <table:table-cell table:style-name="Table2.D10"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10" office:value-type="string">
            <text:p text:style-name="Texte_20_Fylab">2.0.1-SNAPSHOT</text:p>
          </table:table-cell>
          <table:table-cell table:style-name="Table2.B10" office:value-type="string">
            <text:p text:style-name="Texte_20_Fylab">14/06/2012</text:p>
          </table:table-cell>
          <table:table-cell table:style-name="Table2.C10" office:value-type="string">
            <text:p text:style-name="Texte_20_Fylab">FSIL</text:p>
          </table:table-cell>
          <table:table-cell table:style-name="Table2.D10" office:value-type="string">
            <text:p text:style-name="Texte_20_Fylab">Ajout paragraphe 4.6 L'utilisation du CAS non standard Logica en environnement Lilie</text:p>
          </table:table-cell>
        </table:table-row>
        <table:table-row>
          <table:table-cell table:style-name="Table2.A10" office:value-type="string">
            <text:p text:style-name="Texte_20_Fylab">2.0.5-SNAPSHOT</text:p>
          </table:table-cell>
          <table:table-cell table:style-name="Table2.B10" office:value-type="string">
            <text:p text:style-name="Texte_20_Fylab">18/03/2013</text:p>
          </table:table-cell>
          <table:table-cell table:style-name="Table2.C10" office:value-type="string">
            <text:p text:style-name="Texte_20_Fylab">FSIL</text:p>
          </table:table-cell>
          <table:table-cell table:style-name="Table2.D10" office:value-type="string">
            <text:p text:style-name="Texte_20_Fylab">Ajout dans le fichier de configuration type un exemple d'URLs de documentation.</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1-L'environnement de développement<text:tab/><text:a xlink:type="simple" xlink:href="#__RefHeading__344_637153518" text:style-name="Internet_20_link" text:visited-style-name="Internet_20_link">5</text:a></text:p>
          <text:p text:style-name="P40">1.1-La plate-forme<text:tab/><text:a xlink:type="simple" xlink:href="#__RefHeading__559_2093073488" text:style-name="Internet_20_link" text:visited-style-name="Internet_20_link">5</text:a></text:p>
          <text:p text:style-name="P41">1.1.1-Les éléments clés<text:tab/><text:a xlink:type="simple" xlink:href="#__RefHeading__1156_2093073488" text:style-name="Internet_20_link" text:visited-style-name="Internet_20_link">5</text:a></text:p>
          <text:p text:style-name="P41">1.1.2-Les plugin Grails externes <text:tab/><text:a xlink:type="simple" xlink:href="#__RefHeading__1158_2093073488" text:style-name="Internet_20_link" text:visited-style-name="Internet_20_link">5</text:a></text:p>
          <text:p text:style-name="P40">1.2-L'organisation du projet<text:tab/><text:a xlink:type="simple" xlink:href="#__RefHeading__561_2093073488" text:style-name="Internet_20_link" text:visited-style-name="Internet_20_link">6</text:a></text:p>
          <text:p text:style-name="P39">2-L'intégration de Liquibase<text:tab/><text:a xlink:type="simple" xlink:href="#__RefHeading__563_2093073488" text:style-name="Internet_20_link" text:visited-style-name="Internet_20_link">7</text:a></text:p>
          <text:p text:style-name="P40">2.1-Le projet eliot-tice-dbmigration<text:tab/><text:a xlink:type="simple" xlink:href="#__RefHeading__565_2093073488" text:style-name="Internet_20_link" text:visited-style-name="Internet_20_link">7</text:a></text:p>
          <text:p text:style-name="P40">2.2-L'intégration de Liquibase avec Grails<text:tab/><text:a xlink:type="simple" xlink:href="#__RefHeading__567_2093073488" text:style-name="Internet_20_link" text:visited-style-name="Internet_20_link">8</text:a></text:p>
          <text:p text:style-name="P41">2.2.1-Le DbMigrationService du plugin eliot-tice-plugin<text:tab/><text:a xlink:type="simple" xlink:href="#__RefHeading__2875_2093073488" text:style-name="Internet_20_link" text:visited-style-name="Internet_20_link">8</text:a></text:p>
          <text:p text:style-name="P41">2.2.2-Configuration du LiquibaseWrapper<text:tab/><text:a xlink:type="simple" xlink:href="#__RefHeading__2877_2093073488" text:style-name="Internet_20_link" text:visited-style-name="Internet_20_link">8</text:a></text:p>
          <text:p text:style-name="P41">2.2.3-Lancement d'une migration <text:tab/><text:a xlink:type="simple" xlink:href="#__RefHeading__2959_2093073488" text:style-name="Internet_20_link" text:visited-style-name="Internet_20_link">9</text:a></text:p>
          <text:p text:style-name="P39">3-Gestion des comptes utilisateurs<text:tab/><text:a xlink:type="simple" xlink:href="#__RefHeading__655_2093073488" text:style-name="Internet_20_link" text:visited-style-name="Internet_20_link">10</text:a></text:p>
          <text:p text:style-name="P40">3.1-Besoin d'une gestion de comptes<text:tab/><text:a xlink:type="simple" xlink:href="#__RefHeading__657_2093073488" text:style-name="Internet_20_link" text:visited-style-name="Internet_20_link">10</text:a></text:p>
          <text:p text:style-name="P40">3.2-API inspirée de l'API de gestion de comptes de Google<text:tab/><text:a xlink:type="simple" xlink:href="#__RefHeading__659_2093073488" text:style-name="Internet_20_link" text:visited-style-name="Internet_20_link">10</text:a></text:p>
          <text:p text:style-name="P40">3.3-Implémentations de l'interface UtilisateurService<text:tab/><text:a xlink:type="simple" xlink:href="#__RefHeading__1908_1232785049" text:style-name="Internet_20_link" text:visited-style-name="Internet_20_link">11</text:a></text:p>
          <text:p text:style-name="P41">3.3.1-Implémentation par défaut<text:tab/><text:a xlink:type="simple" xlink:href="#__RefHeading__1910_1232785049" text:style-name="Internet_20_link" text:visited-style-name="Internet_20_link">11</text:a></text:p>
          <text:p text:style-name="P41">3.3.2-Implémentation pour l'intégration au portail Lilie<text:tab/><text:a xlink:type="simple" xlink:href="#__RefHeading__1912_1232785049" text:style-name="Internet_20_link" text:visited-style-name="Internet_20_link">11</text:a></text:p>
          <text:p text:style-name="P41">3.3.3-Configurer l'implémentation pour l'intégration Lilie<text:tab/><text:a xlink:type="simple" xlink:href="#__RefHeading__1914_1232785049" text:style-name="Internet_20_link" text:visited-style-name="Internet_20_link">11</text:a></text:p>
          <text:p text:style-name="P39">4-La gestion de la sécurité avec Spring Security<text:tab/><text:a xlink:type="simple" xlink:href="#__RefHeading__569_2093073488" text:style-name="Internet_20_link" text:visited-style-name="Internet_20_link">12</text:a></text:p>
          <text:p text:style-name="P40">4.1-Les limites de la gestion de la sécurité dans les applications éliot<text:tab/><text:a xlink:type="simple" xlink:href="#__RefHeading__3322_2093073488" text:style-name="Internet_20_link" text:visited-style-name="Internet_20_link">12</text:a></text:p>
          <text:p text:style-name="P40">4.2-Les principes simplifiés de Spring Security<text:tab/><text:a xlink:type="simple" xlink:href="#__RefHeading__996_1148293674" text:style-name="Internet_20_link" text:visited-style-name="Internet_20_link">12</text:a></text:p>
          <text:p text:style-name="P41">4.2.1-Authentication, UserDetail, GrantedAuthority &amp; SecurityContext<text:tab/><text:a xlink:type="simple" xlink:href="#__RefHeading__1239_774939918" text:style-name="Internet_20_link" text:visited-style-name="Internet_20_link">12</text:a></text:p>
          <text:p text:style-name="P40">4.3-Le plugin Grails Spring Security Core<text:tab/><text:a xlink:type="simple" xlink:href="#__RefHeading__1241_774939918" text:style-name="Internet_20_link" text:visited-style-name="Internet_20_link">13</text:a></text:p>
          <text:p text:style-name="P41">4.3.1-Le script « s2-quickstart »<text:tab/><text:a xlink:type="simple" xlink:href="#__RefHeading__1243_774939918" text:style-name="Internet_20_link" text:visited-style-name="Internet_20_link">13</text:a></text:p>
          <text:p text:style-name="P41">4.3.2-La configuration des URLs à sécuriser<text:tab/><text:a xlink:type="simple" xlink:href="#__RefHeading__1245_774939918" text:style-name="Internet_20_link" text:visited-style-name="Internet_20_link">13</text:a></text:p>
          <text:p text:style-name="P41">4.3.3-Les Helpers classes<text:tab/><text:a xlink:type="simple" xlink:href="#__RefHeading__1871_774939918" text:style-name="Internet_20_link" text:visited-style-name="Internet_20_link">14</text:a></text:p>
          <text:p text:style-name="P41">4.3.4-Les méthodes ajoutées aux contrôleurs<text:tab/><text:a xlink:type="simple" xlink:href="#__RefHeading__1873_774939918" text:style-name="Internet_20_link" text:visited-style-name="Internet_20_link">14</text:a></text:p>
          <text:p text:style-name="P40">4.4-L'intégration dans Éliot<text:tab/><text:a xlink:type="simple" xlink:href="#__RefHeading__573_2093073488" text:style-name="Internet_20_link" text:visited-style-name="Internet_20_link">14</text:a></text:p>
          <text:p text:style-name="P41">4.4.1-Principe généraux<text:tab/><text:a xlink:type="simple" xlink:href="#__RefHeading__1875_774939918" text:style-name="Internet_20_link" text:visited-style-name="Internet_20_link">14</text:a></text:p>
          <text:p text:style-name="P41">4.4.2-Les méthodes ajoutées aux contrôleurs<text:tab/><text:a xlink:type="simple" xlink:href="#__RefHeading__1877_774939918" text:style-name="Internet_20_link" text:visited-style-name="Internet_20_link">15</text:a></text:p>
          <text:p text:style-name="P41">4.4.3-Mise en oeuvre dans eliot-tdbase<text:tab/><text:a xlink:type="simple" xlink:href="#__RefHeading__1879_774939918" text:style-name="Internet_20_link" text:visited-style-name="Internet_20_link">15</text:a></text:p>
          <text:p text:style-name="P40">4.5-L'intégration de CAS dans eliot-tdbase<text:tab/><text:a xlink:type="simple" xlink:href="#__RefHeading__1918_1232785049" text:style-name="Internet_20_link" text:visited-style-name="Internet_20_link">17</text:a></text:p>
          <text:p text:style-name="P41">4.5.1-Activation de CAS<text:tab/><text:a xlink:type="simple" xlink:href="#__RefHeading__1907_1349566040" text:style-name="Internet_20_link" text:visited-style-name="Internet_20_link">17</text:a></text:p>
          <text:p text:style-name="P41">4.5.2-Fonctionnement en environnement autonome<text:tab/><text:a xlink:type="simple" xlink:href="#__RefHeading__1920_1232785049" text:style-name="Internet_20_link" text:visited-style-name="Internet_20_link">17</text:a></text:p>
          <text:p text:style-name="P41">4.5.3-Fonctionnement en environnement Lilie<text:tab/><text:a xlink:type="simple" xlink:href="#__RefHeading__1922_1232785049" text:style-name="Internet_20_link" text:visited-style-name="Internet_20_link">17</text:a></text:p>
          <text:p text:style-name="P40">4.6-L'utilisation du CAS non standard Logica en environnement Lilie<text:tab/><text:a xlink:type="simple" xlink:href="#__RefHeading__2918_614831544" text:style-name="Internet_20_link" text:visited-style-name="Internet_20_link">18</text:a></text:p>
          <text:p text:style-name="P41">4.6.1-Rappel<text:tab/><text:a xlink:type="simple" xlink:href="#__RefHeading__2920_614831544" text:style-name="Internet_20_link" text:visited-style-name="Internet_20_link">18</text:a></text:p>
          <text:p text:style-name="P41">4.6.2-Solution proposée<text:tab/><text:a xlink:type="simple" xlink:href="#__RefHeading__2922_614831544" text:style-name="Internet_20_link" text:visited-style-name="Internet_20_link">18</text:a></text:p>
          <text:p text:style-name="P41">4.6.3-Configurer l'application pour utilisation du CAS <text:s/>non standard<text:tab/><text:a xlink:type="simple" xlink:href="#__RefHeading__2924_614831544" text:style-name="Internet_20_link" text:visited-style-name="Internet_20_link">18</text:a></text:p>
          <text:p text:style-name="P40">4.7-Tester l'environnement Lilie sans CAS<text:tab/><text:a xlink:type="simple" xlink:href="#__RefHeading__1909_1349566040" text:style-name="Internet_20_link" text:visited-style-name="Internet_20_link">18</text:a></text:p>
          <text:p text:style-name="P41">4.7.1-Rappel<text:tab/><text:a xlink:type="simple" xlink:href="#__RefHeading__1911_1349566040" text:style-name="Internet_20_link" text:visited-style-name="Internet_20_link">18</text:a></text:p>
          <text:p text:style-name="P41">4.7.2-Authentification des utilisateurs<text:tab/><text:a xlink:type="simple" xlink:href="#__RefHeading__1913_1349566040" text:style-name="Internet_20_link" text:visited-style-name="Internet_20_link">19</text:a></text:p>
          <text:p text:style-name="P39">5-La gestion des items d'un sujet<text:tab/><text:a xlink:type="simple" xlink:href="#__RefHeading__3419_652393750" text:style-name="Internet_20_link" text:visited-style-name="Internet_20_link">20</text:a></text:p>
          <text:p text:style-name="P40">5.1-Les classes du domaine <text:tab/><text:a xlink:type="simple" xlink:href="#__RefHeading__3421_652393750" text:style-name="Internet_20_link" text:visited-style-name="Internet_20_link">20</text:a></text:p>
          <text:p text:style-name="P40">5.2-La notion de « spécification » <text:tab/><text:a xlink:type="simple" xlink:href="#__RefHeading__3423_652393750" text:style-name="Internet_20_link" text:visited-style-name="Internet_20_link">21</text:a></text:p>
          <text:p text:style-name="P40">5.3-QuestionService et QuestionXXXSpecificationService<text:tab/><text:a xlink:type="simple" xlink:href="#__RefHeading__3425_652393750" text:style-name="Internet_20_link" text:visited-style-name="Internet_20_link">22</text:a></text:p>
          <text:p text:style-name="P40">5.4-ReponseService et ReponseXXXSpecificationService<text:tab/><text:a xlink:type="simple" xlink:href="#__RefHeading__4189_652393750" text:style-name="Internet_20_link" text:visited-style-name="Internet_20_link">23</text:a></text:p>
          <text:p text:style-name="P40">5.5-Les vues associées à un type d'item<text:tab/><text:a xlink:type="simple" xlink:href="#__RefHeading__4191_652393750" text:style-name="Internet_20_link" text:visited-style-name="Internet_20_link">23</text:a></text:p>
          <text:p text:style-name="P40">5.6-Les contrôleurs associés à un type d'item<text:tab/><text:a xlink:type="simple" xlink:href="#__RefHeading__4193_652393750" text:style-name="Internet_20_link" text:visited-style-name="Internet_20_link">24</text:a></text:p>
          <text:p text:style-name="P40">5.7-En synthèse, pour supporter une nouveau type d'item<text:tab/><text:a xlink:type="simple" xlink:href="#__RefHeading__4195_652393750" text:style-name="Internet_20_link" text:visited-style-name="Internet_20_link">24</text:a></text:p>
          <text:p text:style-name="P39">6-La consommation des Web Services Rest Notes et Textes<text:tab/><text:a xlink:type="simple" xlink:href="#__RefHeading__2867_1477290316" text:style-name="Internet_20_link" text:visited-style-name="Internet_20_link">25</text:a></text:p>
          <text:p text:style-name="P40">6.1-Diagramme de classe<text:tab/><text:a xlink:type="simple" xlink:href="#__RefHeading__2869_1477290316" text:style-name="Internet_20_link" text:visited-style-name="Internet_20_link">25</text:a></text:p>
          <text:p text:style-name="P40">6.2-Configuration des opérations<text:tab/><text:a xlink:type="simple" xlink:href="#__RefHeading__2873_1477290316" text:style-name="Internet_20_link" text:visited-style-name="Internet_20_link">25</text:a></text:p>
          <text:p text:style-name="P40">6.3-Configuration des éléments caractérisant un environnement<text:tab/><text:a xlink:type="simple" xlink:href="#__RefHeading__2875_1477290316" text:style-name="Internet_20_link" text:visited-style-name="Internet_20_link">26</text:a></text:p>
          <text:p text:style-name="P40"><text:soft-page-break/>6.4-Invocation d'une opération<text:tab/><text:a xlink:type="simple" xlink:href="#__RefHeading__2877_1477290316" text:style-name="Internet_20_link" text:visited-style-name="Internet_20_link">26</text:a></text:p>
          <text:p text:style-name="P39">7-Les actions de maintenance de TDBase<text:tab/><text:a xlink:type="simple" xlink:href="#__RefHeading__3165_1477290316" text:style-name="Internet_20_link" text:visited-style-name="Internet_20_link">27</text:a></text:p>
          <text:p text:style-name="P40">7.1-Périmètre de la maintenance<text:tab/><text:a xlink:type="simple" xlink:href="#__RefHeading__3167_1477290316" text:style-name="Internet_20_link" text:visited-style-name="Internet_20_link">27</text:a></text:p>
          <text:p text:style-name="P40">7.2-Accès à la page de maintenance<text:tab/><text:a xlink:type="simple" xlink:href="#__RefHeading__3169_1477290316" text:style-name="Internet_20_link" text:visited-style-name="Internet_20_link">27</text:a></text:p>
          <text:p text:style-name="P39">8-Autres points techniques clés<text:tab/><text:a xlink:type="simple" xlink:href="#__RefHeading__821_2093073488" text:style-name="Internet_20_link" text:visited-style-name="Internet_20_link">28</text:a></text:p>
          <text:p text:style-name="P40">8.1-La gestion des pièces jointes<text:tab/><text:a xlink:type="simple" xlink:href="#__RefHeading__1924_1232785049" text:style-name="Internet_20_link" text:visited-style-name="Internet_20_link">28</text:a></text:p>
          <text:p text:style-name="P41">8.1.1-Principe général<text:tab/><text:a xlink:type="simple" xlink:href="#__RefHeading__2174_652393750" text:style-name="Internet_20_link" text:visited-style-name="Internet_20_link">28</text:a></text:p>
          <text:p text:style-name="P41">8.1.2-Détail technique<text:tab/><text:a xlink:type="simple" xlink:href="#__RefHeading__2176_652393750" text:style-name="Internet_20_link" text:visited-style-name="Internet_20_link">28</text:a></text:p>
          <text:p text:style-name="P38">8.1.2.1-Recyclage des classes de Jackrabbit<text:tab/><text:a xlink:type="simple" xlink:href="#__RefHeading__2178_652393750" text:style-name="Internet_20_link" text:visited-style-name="Internet_20_link">28</text:a></text:p>
          <text:p text:style-name="P38">8.1.2.2-Attachement, AttachementService et AttachementDataStore<text:tab/><text:a xlink:type="simple" xlink:href="#__RefHeading__2180_652393750" text:style-name="Internet_20_link" text:visited-style-name="Internet_20_link">28</text:a></text:p>
          <text:p text:style-name="P38">8.1.2.3-Configuration Spring<text:tab/><text:a xlink:type="simple" xlink:href="#__RefHeading__2182_652393750" text:style-name="Internet_20_link" text:visited-style-name="Internet_20_link">29</text:a></text:p>
          <text:p text:style-name="P40">8.2-La gestion du fil d'Ariane<text:tab/><text:a xlink:type="simple" xlink:href="#__RefHeading__1921_774939918" text:style-name="Internet_20_link" text:visited-style-name="Internet_20_link">29</text:a></text:p>
          <text:p text:style-name="P41">8.2.1-Principe général<text:tab/><text:a xlink:type="simple" xlink:href="#__RefHeading__2325_652393750" text:style-name="Internet_20_link" text:visited-style-name="Internet_20_link">29</text:a></text:p>
          <text:p text:style-name="P41">8.2.2-Détail technique<text:tab/><text:a xlink:type="simple" xlink:href="#__RefHeading__2327_652393750" text:style-name="Internet_20_link" text:visited-style-name="Internet_20_link">29</text:a></text:p>
          <text:p text:style-name="P38">8.2.2.1-BreadcrumpsService et Breadcrumps <text:tab/><text:a xlink:type="simple" xlink:href="#__RefHeading__2329_652393750" text:style-name="Internet_20_link" text:visited-style-name="Internet_20_link">29</text:a></text:p>
          <text:p text:style-name="P38">8.2.2.2-Le template _breadcrumps.gsp<text:tab/><text:a xlink:type="simple" xlink:href="#__RefHeading__2571_652393750" text:style-name="Internet_20_link" text:visited-style-name="Internet_20_link">30</text:a></text:p>
          <text:p text:style-name="P38">8.2.2.3-Exemples d'utilisation<text:tab/><text:a xlink:type="simple" xlink:href="#__RefHeading__2573_652393750" text:style-name="Internet_20_link" text:visited-style-name="Internet_20_link">30</text:a></text:p>
          <text:p text:style-name="P40">8.3-L'intégration du resources plugin<text:tab/><text:a xlink:type="simple" xlink:href="#__RefHeading__2755_652393750" text:style-name="Internet_20_link" text:visited-style-name="Internet_20_link">31</text:a></text:p>
          <text:p text:style-name="P40">8.4-La gestion du code porteur<text:tab/><text:a xlink:type="simple" xlink:href="#__RefHeading__3079_1477290316" text:style-name="Internet_20_link" text:visited-style-name="Internet_20_link">31</text:a></text:p>
          <text:p text:style-name="P41">8.4.1-Exemple de configuration<text:tab/><text:a xlink:type="simple" xlink:href="#__RefHeading__3081_1477290316" text:style-name="Internet_20_link" text:visited-style-name="Internet_20_link">31</text:a></text:p>
          <text:p text:style-name="P41">8.4.2-Exemple d'utilisation<text:tab/><text:a xlink:type="simple" xlink:href="#__RefHeading__3083_1477290316" text:style-name="Internet_20_link" text:visited-style-name="Internet_20_link">32</text:a></text:p>
          <text:p text:style-name="P39">9-Configurer eliot-tdbase<text:tab/><text:a xlink:type="simple" xlink:href="#__RefHeading__1617_1145334869" text:style-name="Internet_20_link" text:visited-style-name="Internet_20_link">33</text:a></text:p>
          <text:p text:style-name="P40">9.1-Les fichiers Config.groovy et DataSource.groovy<text:tab/><text:a xlink:type="simple" xlink:href="#__RefHeading__1619_1145334869" text:style-name="Internet_20_link" text:visited-style-name="Internet_20_link">33</text:a></text:p>
          <text:p text:style-name="P40">9.2-Modèle type de fichier de configuration<text:tab/><text:a xlink:type="simple" xlink:href="#__RefHeading__1621_1145334869" text:style-name="Internet_20_link" text:visited-style-name="Internet_20_link">34</text:a></text:p>
        </text:index-body>
      </text:table-of-content>
      <text:p text:style-name="Texte_20_Fylab"/>
      <text:h text:style-name="P49"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50"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50" text:outline-level="2"/>
      <text:h text:style-name="P48"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0">permet de construire le projet et de packager dans un jar les changelogs</text:p>
      <text:p text:style-name="P10">uploadArchives</text:p>
      <text:p text:style-name="P21">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2">dépend de la tâche <text:span text:style-name="T2">build</text:span>, permet d 'exécuter Liquibase sur la base de l'environnement spécifier en paramètre de lancement.</text:p>
      <text:p text:style-name="P22">Par défaut, l'environnement d'exécution est l'environnement de développement.</text:p>
      <text:p text:style-name="P22">Pour spécifier un environnement particulier, il faut lancer le script avec la propriété « environnement » renseignée :</text:p>
      <text:p text:style-name="P23">gradle -Penvironment=test update</text:p>
      <text:p text:style-name="P22">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4">// beans pour la migration des données</text:p>
      <text:p text:style-name="P24"><text:s text:c="2"/>liquibase(LiquibaseWrapper) {</text:p>
      <text:p text:style-name="P24"><text:s text:c="4"/>dataSource = ref("dataSource")</text:p>
      <text:p text:style-name="P24"><text:s text:c="4"/>changeLog = "classpath:migrations/changelog.xml"</text:p>
      <text:p text:style-name="P24"><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11439088752" text:style-name="L1">
        <text:list-item>
          <text:p text:style-name="P51">la fourniture d'une classe de domaine <text:a xlink:type="simple" xlink:href="https://github.com/ticetime/eliot-tdbase/blob/master/eliot-tice-plugin/grails-app/domain/org/lilie/services/eliot/tice/securite/CompteUtilisateur.groovy">CompteUtilisateur</text:a>,</text:p>
        </text:list-item>
        <text:list-item>
          <text:p text:style-name="P51">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51">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1206531031" text:style-name="L2">
        <text:list-item>
          <text:p text:style-name="P42">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1457421922" text:style-name="L3">
        <text:list-item>
          <text:p text:style-name="P43">Utilisateur findUtilisateur(String loginOrLoginAlias)</text:p>
        </text:list-item>
        <text:list-item>
          <text:p text:style-name="P43">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1557047941" text:style-name="L4">
        <text:list-item>
          <text:p text:style-name="P44">void setAliasLogin(String login, String loginAlias)</text:p>
        </text:list-item>
        <text:list-item>
          <text:p text:style-name="P44">Utilisateur desactiveUtilisateur(String login)</text:p>
        </text:list-item>
        <text:list-item>
          <text:p text:style-name="P44">Utilisateur reactiveUtilisateur(String login)</text:p>
        </text:list-item>
        <text:list-item>
          <text:p text:style-name="P44">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934304614" text:style-name="L5">
        <text:list-item>
          <text:p text:style-name="P52">Le système vérifie que le password correspond bien au login</text:p>
        </text:list-item>
        <text:list-item>
          <text:p text:style-name="P52">Les informations sur l'utilisateur sont récupérées (information du compte utilisateur, rôles,...)</text:p>
        </text:list-item>
        <text:list-item>
          <text:p text:style-name="P52">Un SecurityContext est établi pour l'utilisateur</text:p>
        </text:list-item>
        <text:list-item>
          <text:p text:style-name="P52">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1322503203" text:style-name="L6">
        <text:list-item>
          <text:p text:style-name="P53"><text:span text:style-name="Source_20_Text"><text:span text:style-name="T6">grails-app/controllers/LoginController.groovy</text:span></text:span></text:p>
        </text:list-item>
        <text:list-item>
          <text:p text:style-name="P53"><text:span text:style-name="Source_20_Text"><text:span text:style-name="T6">grails-app/controllers/LogoutController.groovy</text:span></text:span></text:p>
        </text:list-item>
        <text:list-item>
          <text:p text:style-name="P53"><text:span text:style-name="Source_20_Text"><text:span text:style-name="T6">grails-app/views/auth.gsp</text:span></text:span></text:p>
        </text:list-item>
        <text:list-item>
          <text:p text:style-name="P53"><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1720868940" text:style-name="L7">
        <text:list-item>
          <text:p text:style-name="P54"><text:span text:style-name="Source_20_Text"><text:span text:style-name="T6">utilisation d'annotations sur les classes et <text:s/>actions de contrôleurs</text:span></text:span></text:p>
        </text:list-item>
        <text:list-item>
          <text:p text:style-name="P54"><text:span text:style-name="Source_20_Text"><text:span text:style-name="T6">utilisation d'un mapping « statique » dans le fichier de configuration</text:span></text:span></text:p>
        </text:list-item>
        <text:list-item>
          <text:p text:style-name="P54"><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30">import grails.plugins.springsecurity.Secured</text:p>
      <text:p text:style-name="P30">class SecureAnnotatedController {</text:p>
      <text:p text:style-name="P30"><text:s text:c="3"/>@Secured(['ROLE_ADMIN'])</text:p>
      <text:p text:style-name="P30"><text:s text:c="3"/>def index = {</text:p>
      <text:p text:style-name="P30"><text:s text:c="6"/>render 'you have ROLE_ADMIN'</text:p>
      <text:p text:style-name="P30"><text:s text:c="3"/>}</text:p>
      <text:p text:style-name="P30"><text:s text:c="3"/>@Secured(['ROLE_ADMIN', 'ROLE_SUPERUSER'])</text:p>
      <text:p text:style-name="P30"><text:s text:c="3"/>def adminEither = {</text:p>
      <text:p text:style-name="P30"><text:s text:c="6"/>render 'you have ROLE_ADMIN or SUPERUSER'</text:p>
      <text:p text:style-name="P30"><text:s text:c="3"/>}</text:p>
      <text:p text:style-name="P30"><text:s text:c="3"/>def anybody = {</text:p>
      <text:p text:style-name="P30"><text:s text:c="6"/>render 'anyone can see this'</text:p>
      <text:p text:style-name="P30"><text:s text:c="3"/>}</text:p>
      <text:p text:style-name="P30">}</text:p>
      <text:p text:style-name="Code"/>
      <text:p text:style-name="Texte_20_Fylab"/>
      <text:p text:style-name="Texte_20_Fylab"/>
      <text:p text:style-name="Texte_20_Fylab"><text:soft-page-break/>Exemple d'utilisation d'un mapping dans le fichier de Config.groovy</text:p>
      <text:p text:style-name="P30">grails.plugins.springsecurity.interceptUrlMap = [</text:p>
      <text:p text:style-name="P30"><text:s text:c="3"/>'/secure/**': <text:s text:c="3"/>['ROLE_ADMIN'],</text:p>
      <text:p text:style-name="P30"><text:s text:c="3"/>'/finance/**': <text:s text:c="2"/>['ROLE_FINANCE', 'IS_AUTHENTICATED_FULLY'],</text:p>
      <text:p text:style-name="P30"><text:s text:c="3"/>'/js/**': <text:s text:c="7"/>['IS_AUTHENTICATED_ANONYMOUSLY'],</text:p>
      <text:p text:style-name="P30"><text:s text:c="3"/>'/css/**': <text:s text:c="6"/>['IS_AUTHENTICATED_ANONYMOUSLY'],</text:p>
      <text:p text:style-name="P30"><text:s text:c="3"/>'/images/**': <text:s text:c="3"/>['IS_AUTHENTICATED_ANONYMOUSLY'],</text:p>
      <text:p text:style-name="P30"><text:s text:c="3"/>'/*': <text:s text:c="11"/>['IS_AUTHENTICATED_ANONYMOUSLY'],</text:p>
      <text:p text:style-name="P30"><text:s text:c="3"/>'/login/**': <text:s text:c="4"/>['IS_AUTHENTICATED_ANONYMOUSLY'],</text:p>
      <text:p text:style-name="P30"><text:s text:c="3"/>'/logout/**': <text:s text:c="3"/>['IS_AUTHENTICATED_ANONYMOUSLY']</text:p>
      <text:p text:style-name="P30">]</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1199799353" text:style-name="L8">
        <text:list-item>
          <text:p text:style-name="P55">la SecurityTagLib : un ensemble de tag pour introduire de la gestion de sécurité directement au niveau des GSP</text:p>
        </text:list-item>
        <text:list-item>
          <text:p text:style-name="P55">le SpringSecurityService : un service Grails proposant l'accès à des objets clés du dispositif de gestion de la sécurité ; les méthodes clés sont : isLoggedIn(), getPrincipal(), getCurrentUser(),...</text:p>
        </text:list-item>
        <text:list-item>
          <text:p text:style-name="P55">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1021563110" text:style-name="L9">
        <text:list-item>
          <text:p text:style-name="P56"><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56"><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1144714574" text:style-name="L10">
        <text:list-item>
          <text:p text:style-name="P57">le service UtilisateurService présenté dans le paragraphe 3</text:p>
        </text:list-item>
        <text:list-item>
          <text:p text:style-name="P57">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4">List&lt;GrantedAuthority&gt; findRolesForUtilisateur(Utilisateur utilisateur)</text:p>
      <text:p text:style-name="P24"/>
      <text:p text:style-name="Texte_20_Fylab">Il existe, comme pour UtilisateurService deux implémentations de RoleUtilisateurService :</text:p>
      <text:list xml:id="list777134314" text:style-name="L11">
        <text:list-item>
          <text:p text:style-name="P58"><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58"><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1166156913" text:style-name="L12">
        <text:list-item>
          <text:p text:style-name="P59">getAuthenticatedPersonne() : permet de récupérer l'objet Personne correspondant à l'utilisateur courant,</text:p>
        </text:list-item>
        <text:list-item>
          <text:p text:style-name="P59">getAuthenticatedCompteUtilisateur() : permet de récupérer l'objet CompteUtilisateur correspondant à l'utilisateur courant (renvoie null dans les environnement Lilie).</text:p>
        </text:list-item>
        <text:list-item>
          <text:p text:style-name="P59">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0">demo {</text:p>
      <text:p text:style-name="P30"><text:s text:c="4"/>grails.plugins.springsecurity.interceptUrlMap = [</text:p>
      <text:p text:style-name="P30"><text:s text:c="12"/>'/': [</text:p>
      <text:p text:style-name="P30"><text:s text:c="20"/>'IS_AUTHENTICATED_FULLY'</text:p>
      <text:p text:style-name="P30"><text:s text:c="12"/>],</text:p>
      <text:p text:style-name="P30"><text:s text:c="12"/>'/sujet/**': [</text:p>
      <text:p text:style-name="P30"><text:s text:c="20"/>"${FonctionEnum.ENS.toRole()}",</text:p>
      <text:p text:style-name="P30"><text:s text:c="20"/>"${FonctionEnum.DOC.toRole()}",</text:p>
      <text:p text:style-name="P30"><text:s text:c="20"/>"${FonctionEnum.CTR.toRole()}",</text:p>
      <text:p text:style-name="P30"><text:s text:c="20"/>"${FonctionEnum.DIR.toRole()}",</text:p>
      <text:p text:style-name="P30"><text:s text:c="20"/>'IS_AUTHENTICATED_FULLY'</text:p>
      <text:p text:style-name="P30"><text:s text:c="12"/>],</text:p>
      <text:p text:style-name="P30"><text:s text:c="12"/>'/question/**': [</text:p>
      <text:p text:style-name="P30"><text:s text:c="20"/>"${FonctionEnum.ENS.toRole()}",</text:p>
      <text:p text:style-name="P30"><text:s text:c="20"/>"${FonctionEnum.DOC.toRole()}",</text:p>
      <text:p text:style-name="P30"><text:s text:c="20"/>"${FonctionEnum.CTR.toRole()}",</text:p>
      <text:p text:style-name="P30"><text:s text:c="20"/>"${FonctionEnum.DIR.toRole()}",</text:p>
      <text:p text:style-name="P30"><text:s text:c="20"/>'IS_AUTHENTICATED_FULLY'</text:p>
      <text:p text:style-name="P30"><text:s text:c="12"/>],</text:p>
      <text:p text:style-name="P30"><text:s text:c="12"/>...</text:p>
      <text:p text:style-name="P30"><text:s text:c="4"/>]</text:p>
      <text:p text:style-name="P30"><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8">/**</text:p>
      <text:p text:style-name="P28"><text:s/>* Action ajoute séance</text:p>
      <text:p text:style-name="P28"><text:s/>*/</text:p>
      <text:p text:style-name="P30"><text:s text:c="2"/>def ajouteSeance() {</text:p>
      <text:p text:style-name="P30"><text:s text:c="4"/>breadcrumpsService.manageBreadcrumps(</text:p>
      <text:p text:style-name="P30"><text:tab/><text:tab/>params, message(code: "sujet.ajouteseance.titre"))</text:p>
      <text:p text:style-name="P30"><text:s text:c="4"/><text:span text:style-name="T7">Personne personne = authenticatedPersonne</text:span></text:p>
      <text:p text:style-name="P30"><text:s text:c="4"/>Sujet sujet = Sujet.get(params.id)</text:p>
      <text:p text:style-name="P30"><text:s text:c="4"/>def modaliteActivite = new ModaliteActivite(enseignant: personne,</text:p>
      <text:p text:style-name="P30"><text:s text:c="48"/>sujet: sujet)</text:p>
      <text:p text:style-name="P30"><text:s text:c="4"/>def proprietesScolarite = profilScolariteService.findProprietesScolariteWithStructureForPersonne(</text:p>
      <text:p text:style-name="P30"><text:s text:c="12"/>personne)</text:p>
      <text:p text:style-name="P30"><text:s text:c="4"/>render(view: '/seance/edite', model: [</text:p>
      <text:p text:style-name="P30"><text:s text:c="12"/>liens: breadcrumpsService.liens,</text:p>
      <text:p text:style-name="P30"><text:s text:c="12"/>lienRetour: breadcrumpsService.lienRetour(),</text:p>
      <text:p text:style-name="P30"><text:s text:c="12"/>modaliteActivite: modaliteActivite,</text:p>
      <text:p text:style-name="P30"><text:s text:c="12"/>proprietesScolarite: proprietesScolarite</text:p>
      <text:p text:style-name="P30"><text:s text:c="4"/>])</text:p>
      <text:p text:style-name="P30"><text:s text:c="2"/>}</text:p>
      <text:p text:style-name="P26"/>
      <text:h text:style-name="P47" text:outline-level="2"/>
      <text:h text:style-name="P48" text:outline-level="2"><text:bookmark-start text:name="__RefHeading__1918_1232785049"/>L'intégration de CAS dans eliot-tdbase<text:bookmark-end text:name="__RefHeading__1918_1232785049"/></text:h>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381273191" text:style-name="L13">
        <text:list-item>
          <text:p text:style-name="P60">dans le fichier Config.groovy dans l'environnement nommé « testlilie »</text:p>
        </text:list-item>
      </text:list>
      <text:p text:style-name="P26"><text:s text:c="4"/>grails.plugins.springsecurity.cas.active = true</text:p>
      <text:p text:style-name="P26"><text:s text:c="4"/>grails.plugins.springsecurity.cas.loginUri = '/login'</text:p>
      <text:p text:style-name="P26"><text:s text:c="4"/>grails.plugins.springsecurity.cas.serviceUrl = "http://localhost:8080/${appName}/j_spring_cas_security_check"</text:p>
      <text:p text:style-name="P26"><text:s text:c="4"/>grails.plugins.springsecurity.cas.serverUrlPrefix = 'http://localhost:8181/cas-server-webapp-3.4.11'</text:p>
      <text:p text:style-name="P26"><text:s text:c="4"/>grails.plugins.springsecurity.cas.proxyCallbackUrl = "http://localhost:8080/${appName}/secure/receptor"</text:p>
      <text:p text:style-name="P26"><text:s text:c="4"/>grails.plugins.springsecurity.cas.proxyReceptorUrl = '/secure/receptor'</text:p>
      <text:p text:style-name="P26"/>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832601058" text:style-name="L14">
        <text:list-item>
          <text:p text:style-name="P61">Pour Sylvie Chazal, le netID attendu est : UT<text:span text:style-name="T8">110000000000004027</text:span></text:p>
        </text:list-item>
        <text:list-item>
          <text:p text:style-name="P62">Pour Sylvie Chazal , connectée en admin local : <text:s/>AL110000000000004027</text:p>
        </text:list-item>
        <text:list-item>
          <text:p text:style-name="P62">Pour Sylvie Chazal , connectée en correspondant déploiement: <text:s/>AL110000000000004027</text:p>
        </text:list-item>
      </text:list>
      <text:p text:style-name="P13"/>
      <text:p text:style-name="P13">Les rôles associés à l'utilisateur (fournis par DefaultLilieUtilisateurService) sont tirés :</text:p>
      <text:list xml:id="list1387820523" text:style-name="L15">
        <text:list-item>
          <text:p text:style-name="P63">des fonctions de la personne concernée</text:p>
        </text:list-item>
        <text:list-item>
          <text:p text:style-name="P63">du préfixe (AL ou CD rajoute respectivement les rôle administrateur local ou correspondant déploiement)</text:p>
        </text:list-item>
        <text:list-item>
          <text:p text:style-name="P63">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text:soft-page-break/>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2144922563" text:style-name="L16">
        <text:list-item>
          <text:p text:style-name="P64">est non standard</text:p>
        </text:list-item>
        <text:list-item>
          <text:p text:style-name="P64">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36">// désactivation du plugin cas standard</text:p>
      <text:p text:style-name="P24">grails.plugins.springsecurity.cas.active = false</text:p>
      <text:p text:style-name="P36">// activation de l'environnement Lilie pour la gestion des comptes</text:p>
      <text:p text:style-name="P24">eliot.portail.lilie = true</text:p>
      <text:p text:style-name="P36">// activation du filtre pour utilisation du CAS non standard</text:p>
      <text:p text:style-name="P24">eliot.portail.lilieCasActive = true</text:p>
      <text:p text:style-name="P36">// flag indiquant si il faut poursuivre ou non le traitement de la requête</text:p>
      <text:p text:style-name="P36">// si il n'y a pas les informations fournies par le CAS non standard</text:p>
      <text:p text:style-name="P24">eliot.portail.continueAfterUnsuccessfullCasLilieAuthentication = false</text:p>
      <text:p text:style-name="Texte_20_Fylab"><text:s/></text:p>
      <text:p text:style-name="P17"><text:span text:style-name="T13">Attention </text:span>: <text:span text:style-name="T14">Il ne faut surtout pas activer le plugin CAS standard. Veillez donc à ce que le paramètre d'activation de ce plugin soit correctement configuré.</text:span></text:p>
      <text:p text:style-name="P65"/>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4">pour effectuer des tests</text:span> de lancer tdbase en environnement Lilie sans CAS.</text:p>
      <text:h text:style-name="Titre_20_F3" text:outline-level="3"><text:bookmark-start text:name="__RefHeading__1913_1349566040"/><text:soft-page-break/>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429771429" text:continue-list="list832601058" text:style-name="L14">
        <text:list-item>
          <text:p text:style-name="P61">Pour Sylvie Chazal, le login attendu est : UT<text:span text:style-name="T8">110000000000004027</text:span></text:p>
        </text:list-item>
        <text:list-item>
          <text:p text:style-name="P62">Pour Sylvie Chazal , connectée en admin local : <text:s/>AL110000000000004027</text:p>
        </text:list-item>
        <text:list-item>
          <text:p text:style-name="P62">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0">{</text:p>
      <text:p text:style-name="P30"><text:s text:c="4"/>"questionTypeCode": "MultipleChoice",</text:p>
      <text:p text:style-name="P30"><text:s text:c="4"/>"libelle": "QCM 1",</text:p>
      <text:p text:style-name="P30"><text:s text:c="4"/>"correction": "Pas la 2 ni la 3",</text:p>
      <text:p text:style-name="P30"><text:s text:c="4"/>"reponses": [{</text:p>
      <text:p text:style-name="P30"><text:s text:c="8"/>"libelleReponse": "reponse 1",</text:p>
      <text:p text:style-name="P30"><text:s text:c="8"/>"estUneBonneReponse": true,</text:p>
      <text:p text:style-name="P30"><text:s text:c="8"/>"id": "1"</text:p>
      <text:p text:style-name="P30"><text:s text:c="4"/>},</text:p>
      <text:p text:style-name="P30"><text:s text:c="4"/>{</text:p>
      <text:p text:style-name="P30"><text:s text:c="8"/>"libelleReponse": "reponse 2",</text:p>
      <text:p text:style-name="P30"><text:s text:c="8"/>"estUneBonneReponse": false,</text:p>
      <text:p text:style-name="P30"><text:s text:c="8"/>"id": "2"</text:p>
      <text:p text:style-name="P30"><text:s text:c="4"/>},</text:p>
      <text:p text:style-name="P30"><text:s text:c="4"/>{</text:p>
      <text:p text:style-name="P30"><text:s text:c="8"/>"libelleReponse": "reponse 3",</text:p>
      <text:p text:style-name="P30"><text:s text:c="8"/>"estUneBonneReponse": true,</text:p>
      <text:p text:style-name="P30"><text:s text:c="8"/>"id": "3"</text:p>
      <text:p text:style-name="P30"><text:s text:c="4"/>},</text:p>
      <text:p text:style-name="P30"><text:s text:c="4"/>{</text:p>
      <text:p text:style-name="P30"><text:s text:c="8"/>"libelleReponse": "reponse 4",</text:p>
      <text:p text:style-name="P30"><text:s text:c="8"/>"estUneBonneReponse": false,</text:p>
      <text:p text:style-name="P30"><text:s text:c="8"/>"id": "4"</text:p>
      <text:p text:style-name="P30"><text:s text:c="4"/>}],</text:p>
      <text:p text:style-name="P30"><text:s text:c="4"/>"shuffled": true</text:p>
      <text:p text:style-name="P30">}</text:p>
      <text:p text:style-name="Code"/>
      <text:p text:style-name="Texte_20_Fylab">Ci dessous un exemple de spécification pour une réponse à la question décrite ci-dessus.</text:p>
      <text:p text:style-name="P30">{</text:p>
      <text:p text:style-name="P30"><text:s text:c="4"/>"questionTypeCode": "MultipleChoice",</text:p>
      <text:p text:style-name="P30"><text:s text:c="4"/>"indexReponses": ["1", "2", "3", "4"],</text:p>
      <text:p text:style-name="P30"><text:s text:c="4"/>"indexReponsesCoches": [null, "2", null, "3"],</text:p>
      <text:p text:style-name="P30"><text:s text:c="4"/>"indexReponsesCorrects": ["1", "3"]</text:p>
      <text:p text:style-name="P30">}</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5">class QuestionService implements ApplicationContextAware {</text:p>
      <text:p text:style-name="P25"/>
      <text:p text:style-name="P25"><text:s text:c="2"/>static transactional = false</text:p>
      <text:p text:style-name="P25"><text:s text:c="2"/>ApplicationContext applicationContext</text:p>
      <text:p text:style-name="P25"/>
      <text:p text:style-name="P25"><text:s text:c="2"/>...</text:p>
      <text:p text:style-name="P25"/>
      <text:p text:style-name="P25"><text:s text:c="2"/><text:span text:style-name="T11">/**</text:span></text:p>
      <text:p text:style-name="P27"><text:s text:c="3"/>* Récupère le service de gestion de spécification de question correspondant</text:p>
      <text:p text:style-name="P27"><text:s text:c="3"/>* au type de question passé en paramètre</text:p>
      <text:p text:style-name="P27"><text:s text:c="3"/>* @param questionType le type de question</text:p>
      <text:p text:style-name="P27"><text:s text:c="3"/>* @return le service ad-hoc pour le type de question</text:p>
      <text:p text:style-name="P27"><text:s text:c="3"/>*/</text:p>
      <text:p text:style-name="P25"><text:s text:c="2"/><text:span text:style-name="T7">QuestionSpecificationService questionSpecificationServiceForQuestionType(QuestionType questionType) {</text:span></text:p>
      <text:p text:style-name="P33"><text:s text:c="4"/>return applicationContext.getBean("question${questionType.code}SpecificationService")</text:p>
      <text:p text:style-name="P33"><text:s text:c="2"/>}</text:p>
      <text:p text:style-name="P25"/>
      <text:p text:style-name="P25"><text:s text:c="2"/><text:span text:style-name="T11">/**</text:span></text:p>
      <text:p text:style-name="P27"><text:s text:c="3"/>* Créé une question</text:p>
      <text:p text:style-name="P27"><text:s text:c="3"/>* @param proprietes les propriétés hors specification</text:p>
      <text:p text:style-name="P27"><text:s text:c="3"/>* @param specificationObject l'objet specification</text:p>
      <text:p text:style-name="P27"><text:s text:c="3"/>* @param proprietaire le proprietaire</text:p>
      <text:p text:style-name="P27"><text:s text:c="3"/>* @return la question créée</text:p>
      <text:p text:style-name="P27"><text:s text:c="3"/>*/</text:p>
      <text:p text:style-name="P25"><text:s text:c="2"/>@Transactional</text:p>
      <text:p text:style-name="P25"><text:s text:c="2"/>Question createQuestion(Map proprietes, def specificationObject, Personne proprietaire) {</text:p>
      <text:p text:style-name="P25"><text:s text:c="4"/>Question question = new Question(proprietaire: proprietaire,</text:p>
      <text:p text:style-name="P25"><text:s text:c="34"/>titreNormalise: StringUtils.normalise(proprietes.titre),</text:p>
      <text:p text:style-name="P25"><text:s text:c="34"/>publie: false,</text:p>
      <text:p text:style-name="P25"><text:s text:c="34"/>versionQuestion: 1,</text:p>
      <text:p text:style-name="P25"><text:s text:c="34"/>copyrightsType: CopyrightsTypeEnum.TousDroitsReserves.copyrightsType,</text:p>
      <text:p text:style-name="P25"><text:s text:c="34"/>specification: "{}")</text:p>
      <text:p text:style-name="P25"/>
      <text:p text:style-name="P25"><text:s text:c="4"/>question.properties = proprietes</text:p>
      <text:p text:style-name="P25"><text:s text:c="4"/>question.save(flush: true)</text:p>
      <text:p text:style-name="P25"/>
      <text:p text:style-name="P25"><text:s text:c="4"/>// mise à jour attachement</text:p>
      <text:p text:style-name="P25"><text:s text:c="4"/>if (question.principalAttachementId) {</text:p>
      <text:p text:style-name="P25"><text:s text:c="6"/>def attachement = Attachement.get(question.principalAttachementId)</text:p>
      <text:p text:style-name="P25"><text:s text:c="6"/>questionAttachementService.createPrincipalAttachementForQuestion(attachement, question)</text:p>
      <text:p text:style-name="P25"><text:s text:c="4"/>} else if (question.principalAttachementFichier &amp;&amp; !question.principalAttachementFichier.isEmpty()) {</text:p>
      <text:p text:style-name="P25"><text:s text:c="6"/>questionAttachementService.createPrincipalAttachementForQuestionFromMultipartFile(</text:p>
      <text:p text:style-name="P25"><text:tab/><text:tab/><text:tab/><text:tab/><text:tab/><text:tab/><text:tab/><text:tab/>question.principalAttachementFichier, question)</text:p>
      <text:p text:style-name="P25"><text:s text:c="4"/>}</text:p>
      <text:p text:style-name="P25"><text:s text:c="4"/>// mise à jour spécification</text:p>
      <text:p text:style-name="P25"><text:s text:c="4"/><text:span text:style-name="T7">def specService = questionSpecificationServiceForQuestionType(question.type)</text:span></text:p>
      <text:p text:style-name="P33"><text:s text:c="4"/>specService.updateQuestionSpecificationForObject(question, specificationObject)</text:p>
      <text:p text:style-name="P25"><text:s text:c="4"/>question.save(flush: true)</text:p>
      <text:p text:style-name="P25"><text:s text:c="4"/>return question</text:p>
      <text:p text:style-name="P25"><text:s text:c="2"/>}</text:p>
      <text:p text:style-name="P25"/>
      <text:p text:style-name="P25"/>
      <text:p text:style-name="P25"/>
      <text:p text:style-name="P25"/>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770816821" text:style-name="L17">
        <text:list-item>
          <text:p text:style-name="P66">une vue « édition » utilisée lorsqu'un enseignant modifie un item</text:p>
        </text:list-item>
        <text:list-item>
          <text:p text:style-name="P66">une vue « détail » utilisée lorsqu'un enseignant examine un item partagé qu'il ne peut pas modifié</text:p>
        </text:list-item>
        <text:list-item>
          <text:p text:style-name="P66">une vue « preview » utilisé lorsqu'un enseignant travaille sur un sujet</text:p>
        </text:list-item>
        <text:list-item>
          <text:p text:style-name="P66">une vue « interaction » utilisé lorsqu'un élève interagit avec l'item pour fournir une réponse</text:p>
        </text:list-item>
        <text:list-item>
          <text:p text:style-name="P66">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0">class QuestionDecimalController extends QuestionController {</text:p>
      <text:p text:style-name="P30"/>
      <text:p text:style-name="P30"><text:s text:c="2"/><text:span text:style-name="T11">/**</text:span></text:p>
      <text:p text:style-name="P30"><text:s text:c="3"/>*</text:p>
      <text:p text:style-name="Code"><text:span text:style-name="T10"><text:s text:c="3"/>* @para</text:span>m params les paramètres de la requête</text:p>
      <text:p text:style-name="P28"><text:s text:c="3"/>* @return l'objet représentant la spécification</text:p>
      <text:p text:style-name="P28"><text:s text:c="3"/>*/</text:p>
      <text:p text:style-name="P30"><text:s text:c="2"/>protected def getSpecificationObjectFromParams(Map params) {</text:p>
      <text:p text:style-name="P30"><text:s text:c="4"/>def specifobject = new DecimalSpecification()</text:p>
      <text:p text:style-name="P30"><text:s text:c="4"/>bindData(specifobject, params, "specifobject")</text:p>
      <text:p text:style-name="P30"><text:s text:c="4"/>return specifobject</text:p>
      <text:p text:style-name="P30"><text:s text:c="2"/>}</text:p>
      <text:p text:style-name="P30">}</text:p>
      <text:p text:style-name="P30"/>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213070165" text:style-name="L18">
        <text:list-item>
          <text:p text:style-name="P67">au niveau des services</text:p>
          <text:p text:style-name="P67">fournir les classes QuestionYYYSpecficationService et ReponseYYYSpecificationService</text:p>
        </text:list-item>
        <text:list-item>
          <text:p text:style-name="P67">au niveau contrôleur</text:p>
          <text:p text:style-name="P67">fournir la classe <text:s/>QuestionYYYController</text:p>
        </text:list-item>
        <text:list-item>
          <text:p text:style-name="P67">au niveau des vues </text:p>
          <text:p text:style-name="P67">fournir les vues _YYYEdition.gsp, _YYYDetail.gsp, _YYYPreview.gsp, _YYYInteraction.gsp, _YYYCorrection.gsp</text:p>
        </text:list-item>
      </text:list>
      <text:p text:style-name="Texte_20_Fylab"/>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5">eliot.webservices.rest.client.operations = [</text:p>
      <text:p text:style-name="P25"><text:tab/>[</text:p>
      <text:p text:style-name="P25"><text:tab/><text:tab/>operationName: "getStructureChapitresForCahierId",</text:p>
      <text:p text:style-name="P25"><text:s text:c="8"/><text:tab/>description: "Retourne la liste arborescente de chapitres d'un cahier",</text:p>
      <text:p text:style-name="P25"><text:s text:c="8"/><text:tab/>contentType: ContentType.JSON,</text:p>
      <text:p text:style-name="P25"><text:s text:c="8"/><text:tab/>method: Method.GET,</text:p>
      <text:p text:style-name="P25"><text:s text:c="8"/><text:tab/>requestBodyTemplate: null,</text:p>
      <text:p text:style-name="P25"><text:s text:c="8"/><text:tab/>responseContentStructure: "eliot-textes#chapitres#structure-chapitres",</text:p>
      <text:p text:style-name="P25"><text:s text:c="8"/><text:tab/>//urlServer: "http://localhost:8090",</text:p>
      <text:p text:style-name="P25"><text:s text:c="8"/><text:tab/>uriTemplate: '/cahiers/$cahierId/chapitres'</text:p>
      <text:p text:style-name="P25"><text:tab/>],</text:p>
      <text:p text:style-name="P25"><text:s text:c="7"/>[</text:p>
      <text:p text:style-name="P25"><text:tab/><text:tab/>operationName: "findCahiersByStructureAndEnseignant",</text:p>
      <text:p text:style-name="P25"><text:s text:c="14"/>description: "Retourne la liste des cahiers pour une structure et un enseignant donné",</text:p>
      <text:p text:style-name="P25"><text:s text:c="14"/>contentType: ContentType.JSON,</text:p>
      <text:p text:style-name="P25"><text:s text:c="14"/>method: Method.GET,</text:p>
      <text:p text:style-name="P25"><text:s text:c="14"/>requestBodyTemplate: null,</text:p>
      <text:p text:style-name="P25"><text:s text:c="14"/>responseContentStructure: "PaginatedList&lt;eliot-textes#cahiers-service#standard&gt;",</text:p>
      <text:p text:style-name="P25"><text:s text:c="14"/>uriTemplate: '/cahiers-service'</text:p>
      <text:p text:style-name="P25"><text:tab/>],</text:p>
      <text:p text:style-name="P25"><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5"><text:s text:c="4"/><text:span text:style-name="T12">// Spécifie si les objets sensés être créés sont bien créés</text:span></text:p>
      <text:p text:style-name="P34"><text:s text:c="4"/>// à n'activier que si les données tdbase, notes et textes sont stockées dans</text:p>
      <text:p text:style-name="P34"><text:s text:c="4"/>// la même base</text:p>
      <text:p text:style-name="P25"><text:s text:c="4"/>eliot.interfacage.strongCheck = false</text:p>
      <text:p text:style-name="P25"/>
      <text:p text:style-name="P25"><text:s text:c="4"/><text:span text:style-name="T12">// rest client config for textes</text:span></text:p>
      <text:p text:style-name="P34"><text:s text:c="4"/>//</text:p>
      <text:p text:style-name="P25"><text:s text:c="4"/>eliot.webservices.rest.client.textes.user = "api"</text:p>
      <text:p text:style-name="P25"><text:s text:c="4"/>eliot.webservices.rest.client.textes.password = "api"</text:p>
      <text:p text:style-name="P25"><text:s text:c="4"/>eliot.webservices.rest.client.textes.urlServer = "http://fylab02.dns-oid.com:8380"</text:p>
      <text:p text:style-name="P25"><text:s text:c="4"/>eliot.webservices.rest.client.textes.uriPrefix = "/eliot-textes-2.8.0-SNAPSHOT/echanges/v2"</text:p>
      <text:p text:style-name="P25"><text:s text:c="4"/>eliot.webservices.rest.client.textes.connexionTimeout = 10000 // ms</text:p>
      <text:p text:style-name="P25"/>
      <text:p text:style-name="P25"><text:s text:c="4"/><text:span text:style-name="T12">// rest client config for notes</text:span></text:p>
      <text:p text:style-name="P34"><text:s text:c="4"/>//</text:p>
      <text:p text:style-name="P25"><text:s text:c="4"/>eliot.webservices.rest.client.notes.user = "api"</text:p>
      <text:p text:style-name="P25"><text:s text:c="4"/>eliot.webservices.rest.client.notes.password = "api"</text:p>
      <text:p text:style-name="P25"><text:s text:c="4"/>eliot.webservices.rest.client.notes.urlServer = "http://fylab02.dns-oid.com:8380"</text:p>
      <text:p text:style-name="P25"><text:s text:c="4"/>eliot.webservices.rest.client.notes.uriPrefix = "/eliot-notes-2.8.0-SNAPSHOT/echanges/v2"</text:p>
      <text:p text:style-name="P25"><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0"><text:s/><text:span text:style-name="T12">/**</text:span></text:p>
      <text:p text:style-name="P35"><text:s text:c="3"/>* Invoque une opération identifiée par son nom.</text:p>
      <text:p text:style-name="P35"><text:s text:c="3"/>* L'invocation prend en compte l'authentification basique si elle a été</text:p>
      <text:p text:style-name="P35"><text:s text:c="3"/>* configurée, le timeout de connexion et la gestion d'erreur</text:p>
      <text:p text:style-name="P35"><text:s text:c="3"/>* @param operationName le nom de l'opération à déclencher</text:p>
      <text:p text:style-name="P35"><text:s text:c="3"/>* @param parameters les paramètres encodées dans l'URL</text:p>
      <text:p text:style-name="P35"><text:s text:c="3"/>* @param httpParameters les paramètres http</text:p>
      <text:p text:style-name="P35"><text:s text:c="3"/>* @param requestContentParameters les paramètres encodés dans le corps de la</text:p>
      <text:p text:style-name="P35"><text:s text:c="3"/>* requête</text:p>
      <text:p text:style-name="P35"><text:s text:c="3"/>* @return le résultat de l'opération</text:p>
      <text:p text:style-name="P35"><text:s text:c="3"/>*/</text:p>
      <text:p text:style-name="P30"><text:s text:c="2"/>def invokeOperation(String operationName,</text:p>
      <text:p text:style-name="P30"><text:s text:c="22"/>Map parameters,</text:p>
      <text:p text:style-name="P30"><text:s text:c="22"/>Map httpParameters,</text:p>
      <text:p text:style-name="P30"><text:s text:c="22"/>Map requestContentParameters = null)</text:p>
      <text:p text:style-name="P30"><text:s text:c="2"/>throws RestOperationDoesNotExistsInDirectoryException</text:p>
      <text:p text:style-name="P30"/>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2078625575" text:style-name="L19">
        <text:list-item>
          <text:p text:style-name="P68">la suppression des copies jetables ( les copies qui sont crées lors des tests effectués sur les sujets et qui ne sont que partiellement supprimées en fonctionnement courant de l'application).</text:p>
        </text:list-item>
        <text:list-item>
          <text:p text:style-name="P68">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7"><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0">def doWithSpring = {</text:p>
      <text:p text:style-name="P30"/>
      <text:p text:style-name="P30"><text:s text:c="4"/>...</text:p>
      <text:p text:style-name="P30"/>
      <text:p text:style-name="P30"><text:s text:c="4"/>// Configure la gestion du datastore</text:p>
      <text:p text:style-name="P30"><text:s text:c="4"/>//</text:p>
      <text:p text:style-name="P30"><text:s text:c="4"/>dataStore(AttachementDataStore) { bean -&gt;</text:p>
      <text:p text:style-name="P30"><text:s text:c="6"/>path = ConfigurationHolder.config.eliot.fichiers.racine ?: null</text:p>
      <text:p text:style-name="P30"><text:s text:c="6"/>bean.initMethod = 'initFileDataStore'</text:p>
      <text:p text:style-name="P30"><text:s text:c="4"/>}</text:p>
      <text:p text:style-name="P30">}</text:p>
      <text:p text:style-name="P30"/>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1059671598" text:style-name="L20">
        <text:list-item>
          <text:p text:style-name="P69">si l'utilisateur clique sur un lien action, le lien correspondant est ajouté à la pile</text:p>
        </text:list-item>
        <text:list-item>
          <text:p text:style-name="P69">si l'utilisateur clique sur un lien du fil d'Ariane, le pointeur de pile se replace sur le lien en question</text:p>
        </text:list-item>
        <text:list-item>
          <text:p text:style-name="P69">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0">def manageBreadcrumps(Map params, String libelle, Map proprietes)</text:p>
      <text:p text:style-name="P30">BreadcrumpsLien lienRetour()</text:p>
      <text:p text:style-name="P30">def getValeurPropriete(StringNom)</text:p>
      <text:p text:style-name="P30"/>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1682264984" text:style-name="L21">
        <text:list-item>
          <text:p text:style-name="P70">le paramètre « bcInit », si il est présent dans params , force la réinitialisation du fil d'Ariane,</text:p>
        </text:list-item>
        <text:list-item>
          <text:p text:style-name="P70">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1">&lt;div class="portal-menu"&gt;</text:p>
      <text:p text:style-name="P31"><text:s text:c="6"/>&lt;ul id="portal-hz-menu"&gt;</text:p>
      <text:p text:style-name="P31"><text:s text:c="8"/>&lt;li id="menu-item-acceuil"&gt;</text:p>
      <text:p text:style-name="P31"><text:s text:c="18"/>&lt;g:link action="index" controller="activite" <text:span text:style-name="T7">params="[bcInit:true]"</text:span></text:p>
      <text:p text:style-name="P31"><text:s text:c="26"/>title="Accueil"&gt;Accueil TDBase&lt;/g:link&gt;</text:p>
      <text:p text:style-name="P31"><text:s text:c="16"/>&lt;/li&gt;</text:p>
      <text:p text:style-name="P31"><text:s text:c="8"/>&lt;li id="menu-item-seances"&gt;</text:p>
      <text:p text:style-name="P31"><text:s text:c="10"/>&lt;g:link action="listeSeances" controller="activite" <text:span text:style-name="T7">params="[bcInit:true]"</text:span></text:p>
      <text:p text:style-name="P31"><text:s text:c="18"/>title="Liste des séances"&gt;Séances&lt;/g:link&gt;</text:p>
      <text:p text:style-name="P31"><text:s text:c="8"/>&lt;/li&gt;</text:p>
      <text:p text:style-name="P31"><text:s text:c="8"/>&lt;li id="menu-item-resultats"&gt;</text:p>
      <text:p text:style-name="P31"><text:s text:c="10"/>&lt;g:link action="listeResultats" controller="activite" <text:span text:style-name="T7">params="[bcInit:true]"</text:span></text:p>
      <text:p text:style-name="P31"><text:s text:c="18"/>title="Liste des résultats"&gt;Résultats&lt;/g:link&gt;</text:p>
      <text:p text:style-name="P31"><text:s text:c="8"/>&lt;/li&gt;</text:p>
      <text:p text:style-name="P31"><text:s text:c="6"/>&lt;/ul&gt;</text:p>
      <text:p text:style-name="P31"><text:s text:c="4"/>&lt;/div&gt;</text:p>
      <text:p text:style-name="P31"/>
      <text:p text:style-name="P6">L'utilisation du BreadcrumpService dans les contrôleurs</text:p>
      <text:p text:style-name="Texte_20_Fylab">Il suffit d'invoquer la méthode « manageBreadcrumps » quand l'action déclenchée entraîne une mise à jour du fil d'Ariane.</text:p>
      <text:p text:style-name="P31">/**</text:p>
      <text:p text:style-name="P31"><text:s text:c="3"/>*</text:p>
      <text:p text:style-name="P31"><text:s text:c="3"/>* Action "liste des séances"</text:p>
      <text:p text:style-name="P31"><text:s text:c="3"/>*/</text:p>
      <text:p text:style-name="P31"><text:s text:c="2"/>def listeSeances() {</text:p>
      <text:p text:style-name="P31"><text:s text:c="4"/>def maxItems = grailsApplication.config.eliot.listes.max</text:p>
      <text:p text:style-name="P31"><text:s text:c="4"/>params.max = Math.min(params.max ? params.int('max') : maxItems, 100)</text:p>
      <text:p text:style-name="P31"><text:s text:c="4"/><text:span text:style-name="T7">breadcrumpsService.manageBreadcrumps(params, message(code: "seance.liste.titre"))</text:span></text:p>
      <text:p text:style-name="P31"><text:s text:c="4"/>Personne personne = authenticatedPersonne</text:p>
      <text:p text:style-name="P31"><text:s text:c="4"/>def modalitesActivites = modaliteActiviteService.findModalitesActivitesForApprenant(</text:p>
      <text:p text:style-name="P31"><text:tab/><text:tab/><text:tab/><text:tab/><text:tab/><text:tab/>personne, <text:s text:c="85"/><text:tab/><text:tab/><text:tab/><text:tab/><text:tab/><text:tab/>params)</text:p>
      <text:p text:style-name="P31"><text:s text:c="4"/>boolean affichePager = false</text:p>
      <text:p text:style-name="P31"><text:s text:c="4"/>if (modalitesActivites.totalCount &gt; maxItems) {</text:p>
      <text:p text:style-name="P31"><text:s text:c="6"/>affichePager = true</text:p>
      <text:p text:style-name="P31"><text:s text:c="4"/>}</text:p>
      <text:p text:style-name="P31"><text:s text:c="4"/>render(view: '/activite/seance/liste', model: [liens: breadcrumpsService.liens,</text:p>
      <text:p text:style-name="P31"><text:s text:c="12"/>seances: modalitesActivites,</text:p>
      <text:p text:style-name="P31"><text:s text:c="12"/>affichePager: affichePager])</text:p>
      <text:p text:style-name="P31"><text:s text:c="2"/>}</text:p>
      <text:p text:style-name="P31"><text:soft-page-break/></text:p>
      <text:p text:style-name="Texte_20_Fylab"/>
      <text:p text:style-name="Texte_20_Fylab"/>
      <text:p text:style-name="Texte_20_Fylab">L'exemple ci-dessous illustre l'utilisation du paramètre « proprietes » pour stocker le rang d'insertion d'un nouvel item. </text:p>
      <text:p text:style-name="P31">/**</text:p>
      <text:p text:style-name="P31"><text:s text:c="3"/>*</text:p>
      <text:p text:style-name="P31"><text:s text:c="3"/>* Action ajoute element</text:p>
      <text:p text:style-name="P31"><text:s text:c="3"/>*/</text:p>
      <text:p text:style-name="P31"><text:s text:c="2"/>def ajouteElement() {</text:p>
      <text:p text:style-name="P31"><text:s text:c="4"/>def props = null</text:p>
      <text:p text:style-name="P31"><text:s text:c="4"/>if (params.rang) {</text:p>
      <text:p text:style-name="P31"><text:s text:c="6"/>def rang = params.rang as Integer</text:p>
      <text:p text:style-name="P31"><text:s text:c="6"/>props = [:]</text:p>
      <text:p text:style-name="P31"><text:s text:c="6"/>if (PARAM_DIRECTION_AVANT == params.direction) {</text:p>
      <text:p text:style-name="P31"><text:s text:c="8"/>props."${PROP_RANG_INSERTION}" = rang</text:p>
      <text:p text:style-name="P31"><text:s text:c="6"/>} else {</text:p>
      <text:p text:style-name="P31"><text:s text:c="8"/>props."${PROP_RANG_INSERTION}" = rang + 1</text:p>
      <text:p text:style-name="P31"><text:s text:c="6"/>}</text:p>
      <text:p text:style-name="P31"><text:s text:c="4"/>}</text:p>
      <text:p text:style-name="P31"><text:s text:c="4"/><text:span text:style-name="T7">breadcrumpsService.manageBreadcrumps(params, </text:span></text:p>
      <text:p text:style-name="P32"><text:tab/><text:tab/><text:tab/><text:tab/><text:tab/><text:tab/><text:tab/>message(code: "sujet.ajouteelement.titre"), </text:p>
      <text:p text:style-name="P32"><text:tab/><text:tab/><text:tab/><text:tab/><text:tab/><text:tab/><text:tab/>props)</text:p>
      <text:p text:style-name="P31"><text:s text:c="4"/>Sujet sujet = Sujet.get(params.id)</text:p>
      <text:p text:style-name="P31"/>
      <text:p text:style-name="P31"><text:s text:c="4"/>[sujet: sujet,</text:p>
      <text:p text:style-name="P31"><text:s text:c="12"/>liens: breadcrumpsService.liens,</text:p>
      <text:p text:style-name="P31"><text:s text:c="12"/>typesQuestionSupportes: questionService.typesQuestionsInteractionSupportes,</text:p>
      <text:p text:style-name="P31"><text:s text:c="12"/>typesQuestionSupportesPourCreation: questionService.typesQuestionsInteractionSupportesPourCreation]</text:p>
      <text:p text:style-name="P31"><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30"><text:s text:c="2"/><text:span text:style-name="T12">/**</text:span></text:p>
      <text:p text:style-name="P35"><text:s text:c="3"/>* Action updateChapitres</text:p>
      <text:p text:style-name="P35"><text:s text:c="3"/>*/</text:p>
      <text:p text:style-name="P30"><text:s text:c="2"/>def updateChapitres() {</text:p>
      <text:p text:style-name="P30"><text:s text:c="4"/>Personne personne = authenticatedPersonne</text:p>
      <text:p text:style-name="P30"><text:s text:c="4"/>List&lt;ChapitreInfo&gt; chapitres = []</text:p>
      <text:p text:style-name="P30"><text:s text:c="4"/>if (params.cahierId != 'null') {</text:p>
      <text:p text:style-name="P30"><text:s text:c="6"/>def cahierId = params.cahierId as Long</text:p>
      <text:p text:style-name="P30"><text:s text:c="6"/>chapitres = cahierTextesService.getChapitreInfosForCahierId(cahierId,</text:p>
      <text:p text:style-name="P30"><text:s text:c="66"/>personne,</text:p>
      <text:p text:style-name="P30"><text:s text:c="66"/><text:span text:style-name="T4">codePorteur</text:span>)</text:p>
      <text:p text:style-name="P30"><text:s text:c="4"/>}</text:p>
      <text:p text:style-name="P30"><text:s text:c="4"/>render(view: "/seance/_selectChapitres", model: [chapitres: chapitres])</text:p>
      <text:p text:style-name="P30"><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47" text:outline-level="2"/>
      <text:h text:style-name="P48"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29">import org.lilie.services.eliot.tice.scolarite.FonctionEnum</text:p>
      <text:p text:style-name="P29">import org.lilie.services.eliot.tice.utils.UrlServeurResolutionEnum</text:p>
      <text:p text:style-name="P27"/>
      <text:p text:style-name="P27">// L'URL d'accès à l'application</text:p>
      <text:p text:style-name="P27">//</text:p>
      <text:p text:style-name="P25">grails.serverURL = "http://localhost:8080/eliot-tdbase"</text:p>
      <text:p text:style-name="P27"/>
      <text:p text:style-name="P27">// Le nom de l'application</text:p>
      <text:p text:style-name="P27">//</text:p>
      <text:p text:style-name="P25">eliot.tdbase.nomApplication = "eliot-tdbase"</text:p>
      <text:p text:style-name="P27"/>
      <text:p text:style-name="P27">// Le mode de configuration de l'url du serveur pour résoudre les urls dépendantes du porteur ENT</text:p>
      <text:p text:style-name="P27">// valeur : « CONFIGURATION » ou « ANNUAIRE_PORTEUR »</text:p>
      <text:p text:style-name="P25">eliot.urlResolution.mode = UrlServeurResolutionEnum.CONFIGURATION.name()</text:p>
      <text:p text:style-name="P25"/>
      <text:p text:style-name="P27">// <text:s/>L'url du serveur pour résoudre les urls dépendantes du porteur ENT en mode CONFIGURATION</text:p>
      <text:p text:style-name="P27">//</text:p>
      <text:p text:style-name="P25">eliot.tdbase.urlServeur = "http//localhost:8080"</text:p>
      <text:p text:style-name="P25"/>
      <text:p text:style-name="P27">// cas is not activated by default</text:p>
      <text:p text:style-name="P27">//</text:p>
      <text:p text:style-name="P25">grails.plugins.springsecurity.cas.active = false</text:p>
      <text:p text:style-name="P25">grails.plugins.springsecurity.cas.loginUri = '/login'</text:p>
      <text:p text:style-name="P25">grails.plugins.springsecurity.cas.serviceUrl = <text:span text:style-name="T9">"http://localhost:8080/eliot-tdbase/j_spring_cas_security_check"</text:span></text:p>
      <text:p text:style-name="P25">grails.plugins.springsecurity.cas.serverUrlPrefix = 'http://localhost:8181/cas-server-webapp-3.4.11'</text:p>
      <text:p text:style-name="P25">grails.plugins.springsecurity.cas.proxyCallbackUrl = "http://localhost:8080/eliot-tdbase/secure/receptor"</text:p>
      <text:p text:style-name="P25">grails.plugins.springsecurity.cas.proxyReceptorUrl = '/secure/receptor'</text:p>
      <text:p text:style-name="P25"/>
      <text:p text:style-name="P27">// determine si eliot-tdbase doit s'executer en mode intégration Lilie</text:p>
      <text:p text:style-name="P27">//</text:p>
      <text:p text:style-name="P25">eliot.portail.lilie = false</text:p>
      <text:p text:style-name="P25"/>
      <text:p text:style-name="P27">// application de la migration définie dans eliot-tice-dbmigration)</text:p>
      <text:p text:style-name="P27">//</text:p>
      <text:p text:style-name="P25">eliot.bootstrap.migration = true</text:p>
      <text:p text:style-name="P25"/>
      <text:p text:style-name="P27">// creation d'un jeu de test</text:p>
      <text:p text:style-name="P27">//</text:p>
      <text:p text:style-name="P25">eliot.bootstrap.jeudetest = true</text:p>
      <text:p text:style-name="P25"/>
      <text:p text:style-name="P27">// configuration de la racine de l'espace de fichier</text:p>
      <text:p text:style-name="P27">//</text:p>
      <text:p text:style-name="P25">eliot.fichiers.racine = '/tmp/eliot-root'</text:p>
      <text:p text:style-name="P25">eliot.fichiers.maxsize.mega = 10</text:p>
      <text:p text:style-name="P25"/>
      <text:p text:style-name="P27">// l'url des manuels utilisateurs par profil (fonction utilisateur)</text:p>
      <text:p text:style-name="P27">//</text:p>
      <text:p text:style-name="P25">eliot.manuels.documents.urlMap = [</text:p>
      <text:p text:style-name="P25">"${FonctionEnum.ENS.name()}": "/aide/webhelp/Manuel_Utilisateur_TDBase_Enseignant.pdf",</text:p>
      <text:p text:style-name="P25">"${FonctionEnum.DOC.name()}": "/aide/webhelp/Manuel_Utilisateur_TDBase_Enseignant.pdf",</text:p>
      <text:p text:style-name="P25">"${FonctionEnum.CTR.name()}": "/aide/webhelp/Manuel_Utilisateur_TDBase_Enseignant.pdf",</text:p>
      <text:p text:style-name="P25">"${FonctionEnum.DIR.name()}": "/aide/webhelp/Manuel_Utilisateur_TDBase_Enseignant.pdf",</text:p>
      <text:p text:style-name="P25">"${FonctionEnum.ELEVE.name()}": "/aide/webhelp/Manuel_Utilisateur_TDBase_Eleve.pdf",</text:p>
      <text:p text:style-name="P25">"${FonctionEnum.PERS_REL_ELEVE.name()}": "/aide/webhelp/Manuel_Utilisateur_TDBase_Parent.pdf"</text:p>
      <text:p text:style-name="P25">]</text:p>
      <text:p text:style-name="P25"/>
      <text:p text:style-name="P27">// l'url des fichiers d'aide en ligne par identifiant (item de question,...)</text:p>
      <text:p text:style-name="P27">//</text:p>
      <text:p text:style-name="P25">eliot.help.documents.urlMap = [</text:p>
      <text:p text:style-name="P25"><text:s text:c="8"/>"eliot.tdbase.item.${QuestionTypeEnum.Associate.name()}": "http://ticetime.github.com/eliot-tdbase/aide/webhelp/Manuel_Utilisateur_TDBase_Enseignant/content/index.html",</text:p>
      <text:p text:style-name="P25"><text:s text:c="8"/>"eliot.tdbase.item.${QuestionTypeEnum.BooleanMatch.name()}": "http://ticetime.github.com/eliot-tdbase/aide/webhelp/Manuel_Utilisateur_TDBase_Enseignant/content/index.html",</text:p>
      <text:p text:style-name="P25"><text:s text:c="8"/>"eliot.tdbase.item.${QuestionTypeEnum.Composite.name()}": "http://ticetime.github.com/eliot-tdbase/aide/webhelp/Manuel_Utilisateur_TDBase_Enseignant/content/index.html",</text:p>
      <text:p text:style-name="P25"><text:s text:c="8"/>"eliot.tdbase.item.${QuestionTypeEnum.Decimal.name()}": "http://ticetime.github.com/eliot-tdbase/aide/webhelp/Manuel_Utilisateur_TDBase_Enseignant/content/index.html",</text:p>
      <text:p text:style-name="P25"><text:s text:c="8"/>"eliot.tdbase.item.${QuestionTypeEnum.Document.name()}": "http://ticetime.github.com/eliot-tdbase/aide/webhelp/Manuel_Utilisateur_TDBase_Enseignant/content/index.html",</text:p>
      <text:p text:style-name="P25"><text:s text:c="8"/>"eliot.tdbase.item.${QuestionTypeEnum.ExclusiveChoice.name()}": "http://ticetime.github.com/eliot-tdbase/aide/webhelp/Manuel_Utilisateur_TDBase_Enseignant/content/index.html",</text:p>
      <text:p text:style-name="P25"><text:s text:c="8"/>"eliot.tdbase.item.${QuestionTypeEnum.FileUpload.name()}": "http://ticetime.github.com/eliot-tdbase/aide/webhelp/Manuel_Utilisateur_TDBase_Enseignant/content/index.html",</text:p>
      <text:p text:style-name="P25"><text:soft-page-break/><text:s text:c="8"/>"eliot.tdbase.item.${QuestionTypeEnum.FillGap.name()}": "http://ticetime.github.com/eliot-tdbase/aide/webhelp/Manuel_Utilisateur_TDBase_Enseignant/content/index.html",</text:p>
      <text:p text:style-name="P25"><text:s text:c="8"/>"eliot.tdbase.item.${QuestionTypeEnum.FillGraphics.name()}": "http://ticetime.github.com/eliot-tdbase/aide/webhelp/Manuel_Utilisateur_TDBase_Enseignant/content/index.html",</text:p>
      <text:p text:style-name="P25"><text:s text:c="8"/>"eliot.tdbase.item.${QuestionTypeEnum.GraphicMatch.name()}": "http://ticetime.github.com/eliot-tdbase/aide/webhelp/Manuel_Utilisateur_TDBase_Enseignant/content/index.html",</text:p>
      <text:p text:style-name="P25"><text:s text:c="8"/>"eliot.tdbase.item.${QuestionTypeEnum.Integer.name()}": "http://ticetime.github.com/eliot-tdbase/aide/webhelp/Manuel_Utilisateur_TDBase_Enseignant/content/index.html",</text:p>
      <text:p text:style-name="P25"><text:s text:c="8"/>"eliot.tdbase.item.${QuestionTypeEnum.MultipleChoice.name()}": "http://ticetime.github.com/eliot-tdbase/aide/webhelp/Manuel_Utilisateur_TDBase_Enseignant/content/index.html",</text:p>
      <text:p text:style-name="P25"><text:s text:c="8"/>"eliot.tdbase.item.${QuestionTypeEnum.Open.name()}": "http://ticetime.github.com/eliot-tdbase/aide/webhelp/Manuel_Utilisateur_TDBase_Enseignant/content/index.html",</text:p>
      <text:p text:style-name="P25"><text:s text:c="8"/>"eliot.tdbase.item.${QuestionTypeEnum.Order.name()}": "http://ticetime.github.com/eliot-tdbase/aide/webhelp/Manuel_Utilisateur_TDBase_Enseignant/content/index.html",</text:p>
      <text:p text:style-name="P25"><text:s text:c="8"/>"eliot.tdbase.item.${QuestionTypeEnum.Slider.name()}": "http://ticetime.github.com/eliot-tdbase/aide/webhelp/Manuel_Utilisateur_TDBase_Enseignant/content/index.html",</text:p>
      <text:p text:style-name="P25"><text:s text:c="8"/>"eliot.tdbase.item.${QuestionTypeEnum.Statement.name()}": "http://ticetime.github.com/eliot-tdbase/aide/webhelp/Manuel_Utilisateur_TDBase_Enseignant/content/index.html",</text:p>
      <text:p text:style-name="P25"><text:s text:c="8"/>"eliot.tdbase.introduction": "http://ticetime.github.com/eliot-tdbase/aide/webhelp/Manuel_Utilisateur_TDBase_Enseignant/content/index.html"]</text:p>
      <text:p text:style-name="P25"/>
      <text:p text:style-name="P27">// les dimensions du div « container » de l'application à prendre en compte si nécessaire</text:p>
      <text:p text:style-name="P25">eliot.pages.container.forceDimensions = true</text:p>
      <text:p text:style-name="P27">// hauteur en pixel : ne s'applique que si forceDimensions est à true</text:p>
      <text:p text:style-name="P25">eliot.pages.container.height = 600</text:p>
      <text:p text:style-name="P27">// largeur en pixel : ne s'applique que si forceDimensions est à true</text:p>
      <text:p text:style-name="P25">eliot.pages.container.width = 931</text:p>
      <text:p text:style-name="P25"/>
      <text:p text:style-name="P27">// configuration des liens du menu portail et des annonces portail</text:p>
      <text:p text:style-name="P27">//</text:p>
      <text:p text:style-name="P25">eliot.portail.menu.affichage = true</text:p>
      <text:p text:style-name="P25">eliot.portail.menu.liens = [</text:p>
      <text:p text:style-name="P25"><text:s text:c="8"/>[</text:p>
      <text:p text:style-name="P25"><text:s text:c="16"/>url: "http://wwww.ticetime.com",</text:p>
      <text:p text:style-name="P25"><text:s text:c="16"/>libelle: "ticetime"</text:p>
      <text:p text:style-name="P25"><text:s text:c="8"/>],</text:p>
      <text:p text:style-name="P25"><text:s text:c="8"/>[</text:p>
      <text:p text:style-name="P25"><text:s text:c="16"/>url: "https://github.com/ticetime/eliot-tdbase/wiki",</text:p>
      <text:p text:style-name="P25"><text:s text:c="16"/>libelle: "eliot-tdbase sur Github"</text:p>
      <text:p text:style-name="P25"><text:s text:c="8"/>]</text:p>
      <text:p text:style-name="P25">]</text:p>
      <text:p text:style-name="P25">eliot.portail.news = [</text:p>
      <text:p text:style-name="P25"><text:s text:c="12"/>"Environnement DEMO",</text:p>
      <text:p text:style-name="P25"><text:s text:c="12"/>"Le projet est disponible sur &lt;a href=\"https://github.com/ticetime/eliot-tdbase/wiki\" target=\"_blank\"&gt;Github&lt;/a&gt; !",</text:p>
      <text:p text:style-name="P25"><text:s text:c="12"/>"Login / mot de passe enseignant : ens1 / ens1",</text:p>
      <text:p text:style-name="P25"><text:s text:c="12"/>"Login / mot de passe eleve 1 : elv1 / elv1",</text:p>
      <text:p text:style-name="P25"><text:s text:c="12"/>"Login / mot de passe eleve 2 : elv2 / elv2",</text:p>
      <text:p text:style-name="P25"><text:s text:c="12"/>"Login / mot de passe parent 1 : resp1 / resp1"</text:p>
      <text:p text:style-name="P25">]</text:p>
      <text:p text:style-name="P25"/>
      <text:p text:style-name="P27">// data source</text:p>
      <text:p text:style-name="P25">dataSource {</text:p>
      <text:p text:style-name="P25"><text:s text:c="2"/>pooled = false</text:p>
      <text:p text:style-name="P25"><text:s text:c="2"/>driverClassName = "org.postgresql.Driver"</text:p>
      <text:p text:style-name="P25"><text:s text:c="2"/>url = "jdbc:postgresql://localhost:5432/eliot-tdbase"</text:p>
      <text:p text:style-name="P25"><text:s text:c="2"/>username = "eliot"</text:p>
      <text:p text:style-name="P25"><text:s text:c="2"/>password = "eliot"</text:p>
      <text:p text:style-name="P25"><text:s text:c="2"/>logSql = false</text:p>
      <text:p text:style-name="P25">}</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6pt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8" text:date-value="2013-03-18T17:08:02.99">2013</text:date></text:span><text:span text:style-name="MT1"> – Toute reproduction, même partielle, est interdite<text:tab/></text:span><text:span text:style-name="MT1"><text:page-number text:select-page="current">2</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meta:creation-date>2011-11-02T13:19:54</meta:creation-date>
    <dc:language>fr-FR</dc:language>
    <meta:editing-cycles>434</meta:editing-cycles>
    <meta:editing-duration>P1DT19H40M49S</meta:editing-duration>
    <dc:subject>Éliot-tdbase</dc:subject>
    <dc:title>Dossier Architecture Technique</dc:title>
    <meta:initial-creator>Franck Silvestre</meta:initial-creator>
    <dc:date>2013-03-18T17:08:03</dc:date>
    <dc:creator>Franck Silvestre</dc:creator>
    <meta:document-statistic meta:table-count="4" meta:image-count="11" meta:object-count="0" meta:page-count="35" meta:paragraph-count="998" meta:word-count="7793" meta:character-count="61129" meta:non-whitespace-character-count="54916"/>
    <meta:user-defined meta:name="Info 1"/>
    <meta:user-defined meta:name="Info 2"/>
    <meta:user-defined meta:name="Info 3"/>
    <meta:user-defined meta:name="Info 4"/>
  </office:meta>
</office:document-meta>
</file>